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039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201cm"/>
    </style:style>
    <style:style style:name="co11" style:family="table-column">
      <style:table-column-properties fo:break-before="auto" style:column-width="2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6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725cm"/>
    </style:style>
    <style:style style:name="co21" style:family="table-column">
      <style:table-column-properties fo:break-before="auto" style:column-width="1.707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6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number:boolean-style style:name="N99">
      <number:boolean/>
    </number:boolean-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6ff00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>
      <style:table-cell-properties fo:background-color="#c6ff00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24" style:family="table-cell" style:parent-style-name="Default">
      <style:table-cell-properties fo:background-color="#c6ff00"/>
      <style:text-properties fo:font-weight="bold" style:font-weight-asian="bold" style:font-weight-complex="bold"/>
    </style:style>
    <style:style style:name="ce20" style:family="table-cell" style:parent-style-name="Default" style:data-style-name="N110"/>
    <style:style style:name="ce36" style:family="table-cell" style:parent-style-name="Default" style:data-style-name="N110">
      <style:table-cell-properties fo:border-bottom="0.74pt solid #000000" fo:border-left="none" fo:border-right="none" fo:border-top="none"/>
    </style:style>
    <style:style style:name="ce44" style:family="table-cell" style:parent-style-name="Default" style:data-style-name="N110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e93d8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/>
    <style:style style:name="ce53" style:family="table-cell" style:parent-style-name="Default" style:data-style-name="N99">
      <style:table-cell-properties fo:border-bottom="0.74pt solid #000000" fo:border-left="none" fo:border-right="none" fo:border-top="none"/>
    </style:style>
    <style:style style:name="ce54" style:family="table-cell" style:parent-style-name="Default" style:data-style-name="N99">
      <style:table-cell-properties fo:border-bottom="none" fo:background-color="#ce93d8" fo:border-left="none" fo:border-right="none" fo:border-top="0.74pt solid #000000"/>
      <style:text-properties fo:font-weight="bold" style:font-weight-asian="bold" style:font-weight-complex="bold"/>
    </style:style>
    <style:style style:name="ce68" style:family="table-cell" style:parent-style-name="Default" style:data-style-name="N99">
      <style:table-cell-properties fo:background-color="#ce93d8"/>
      <style:text-properties fo:font-weight="bold" style:font-weight-asian="bold" style:font-weight-complex="bold"/>
    </style:style>
    <style:style style:name="ce69" style:family="table-cell" style:parent-style-name="Default" style:data-style-name="N99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color="#616161"/>
    </style:style>
    <style:style style:name="ce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60" style:family="table-cell" style:parent-style-name="Default">
      <style:text-properties fo:font-size="8pt" style:font-size-asian="8pt" style:font-size-complex="8pt"/>
    </style:style>
    <style:style style:name="ce74" style:family="table-cell" style:parent-style-name="Default">
      <style:table-cell-properties fo:border-bottom="none" fo:border-left="none" fo:border-right="none" fo:border-top="0.74pt solid #000000"/>
      <style:text-properties fo:color="#616161"/>
    </style:style>
    <style:style style:name="ce75" style:family="table-cell" style:parent-style-name="Default">
      <style:text-properties fo:color="#616161"/>
    </style:style>
    <style:style style:name="ce76" style:family="table-cell" style:parent-style-name="Default">
      <style:table-cell-properties fo:border-bottom="0.74pt solid #000000" fo:border-left="none" fo:border-right="none" fo:border-top="none"/>
      <style:text-properties fo:color="#616161"/>
    </style:style>
    <style:style style:name="ce77" style:family="table-cell" style:parent-style-name="Default" style:data-style-name="N4">
      <style:table-cell-properties fo:background-color="#ce93d8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79" style:family="table-cell" style:parent-style-name="Default" style:data-style-name="N4">
      <style:table-cell-properties fo:border-bottom="0.74pt solid #000000" fo:background-color="#ce93d8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8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color="#616161"/>
    </style:style>
    <style:style style:name="ce82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83" style:family="table-cell" style:parent-style-name="Default" style:data-style-name="N4">
      <style:table-cell-properties fo:border-bottom="none" fo:border-left="none" fo:border-right="none" fo:border-top="0.74pt solid #000000"/>
    </style:style>
    <style:style style:name="ce84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0.74pt solid #000000" fo:wrap-option="wrap" fo:border-left="none" fo:border-right="none" fo:border-top="0.74pt solid #000000"/>
      <style:text-properties fo:font-weight="bold" style:font-weight-asian="bold" style:font-name-complex="Lohit Devanagari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96" style:family="table-cell" style:parent-style-name="Default" style:data-style-name="N114">
      <style:table-cell-properties fo:border-bottom="none" fo:border-left="0.74pt solid #000000" fo:border-right="none" fo:border-top="0.74pt solid #000000"/>
    </style:style>
    <style:style style:name="ce40" style:family="table-cell" style:parent-style-name="Default" style:data-style-name="N114"/>
    <style:style style:name="ce98" style:family="table-cell" style:parent-style-name="Default" style:data-style-name="N114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99" style:family="table-cell" style:parent-style-name="Default" style:data-style-name="N114">
      <style:text-properties fo:color="#1565c0" fo:font-weight="bold" style:font-weight-asian="bold" style:font-weight-complex="bold"/>
    </style:style>
    <style:style style:name="ce41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105" style:family="table-cell" style:parent-style-name="Default" style:data-style-name="N11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09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color="#616161"/>
    </style:style>
    <style:style style:name="ce110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color="#616161"/>
    </style:style>
    <style:style style:name="ce113" style:family="table-cell" style:parent-style-name="Default" style:data-style-name="N114">
      <style:table-cell-properties fo:border-bottom="none" fo:border-left="none" fo:border-right="none" fo:border-top="0.74pt solid #000000"/>
    </style:style>
    <style:style style:name="ce123" style:family="table-cell" style:parent-style-name="Default" style:data-style-name="N114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137" style:family="table-cell" style:parent-style-name="Default" style:data-style-name="N114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4">
      <style:table-cell-properties fo:border-bottom="none" fo:border-left="none" fo:border-right="0.74pt solid #000000" fo:border-top="none"/>
      <style:text-properties fo:color="#1565c0" fo:font-weight="bold" style:font-weight-asian="bold" style:font-weight-complex="bold"/>
    </style:style>
    <style:style style:name="ce162" style:family="table-cell" style:parent-style-name="Default" style:data-style-name="N114">
      <style:table-cell-properties fo:border-bottom="none" fo:border-left="none" fo:border-right="0.74pt solid #000000" fo:border-top="none"/>
      <style:text-properties fo:color="#1565c0"/>
    </style:style>
    <style:style style:name="ce163" style:family="table-cell" style:parent-style-name="Default" style:data-style-name="N114">
      <style:table-cell-properties fo:border-bottom="0.74pt solid #000000" fo:border-left="none" fo:border-right="0.74pt solid #000000" fo:border-top="none"/>
      <style:text-properties fo:color="#1565c0" fo:font-weight="normal" style:font-weight-asian="normal" style:font-weight-complex="normal"/>
    </style:style>
    <style:style style:name="ce121" style:family="table-cell" style:parent-style-name="Default" style:data-style-name="N114">
      <style:table-cell-properties fo:border-bottom="none" fo:border-left="none" fo:border-right="0.74pt solid #000000" fo:border-top="0.74pt solid #000000"/>
    </style:style>
    <style:style style:name="ce122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174" style:family="table-cell" style:parent-style-name="Default" style:data-style-name="N114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 style:data-style-name="N110">
      <style:table-cell-properties fo:border-bottom="none" fo:border-left="0.74pt solid #000000" fo:border-right="none" fo:border-top="0.74pt solid #000000"/>
    </style:style>
    <style:style style:name="ce126" style:family="table-cell" style:parent-style-name="Default" style:data-style-name="N110">
      <style:table-cell-properties fo:border-bottom="none" fo:border-left="0.74pt solid #000000" fo:border-right="none" fo:border-top="none"/>
    </style:style>
    <style:style style:name="ce127" style:family="table-cell" style:parent-style-name="Default" style:data-style-name="N110">
      <style:table-cell-properties fo:border-bottom="0.74pt solid #000000" fo:border-left="0.74pt solid #000000" fo:border-right="none" fo:border-top="non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 style:data-style-name="N4">
      <style:table-cell-properties fo:border="none"/>
    </style:style>
    <style:style style:name="ce130" style:family="table-cell" style:parent-style-name="Default" style:data-style-name="N4">
      <style:text-properties fo:color="#1565c0" fo:font-weight="bold" style:font-weight-asian="bold" style:font-weight-complex="bold"/>
    </style:style>
    <style:style style:name="ce131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50" style:family="table-cell" style:parent-style-name="Default" style:data-style-name="N3"/>
    <style:style style:name="ce51" style:family="table-cell" style:parent-style-name="Default" style:data-style-name="N3">
      <style:text-properties fo:color="#c9211e"/>
    </style:style>
    <style:style style:name="ce134" style:family="table-cell" style:parent-style-name="Default" style:data-style-name="N3">
      <style:table-cell-properties fo:border-bottom="0.74pt solid #000000" fo:border-left="none" fo:border-right="none" fo:border-top="none"/>
      <style:text-properties fo:color="#1565c0" fo:font-weight="bold" style:font-weight-asian="bold" style:font-weight-complex="bold"/>
    </style:style>
    <style:style style:name="ce135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36" style:family="table-cell" style:parent-style-name="Default" style:data-style-name="N110">
      <style:table-cell-properties fo:border-bottom="none" fo:border-left="none" fo:border-right="0.74pt solid #000000" fo:border-top="0.74pt solid #000000"/>
    </style:style>
    <style:style style:name="ce14" style:family="table-cell" style:parent-style-name="Default" style:data-style-name="N110">
      <style:table-cell-properties fo:border-bottom="none" fo:border-left="none" fo:border-right="0.74pt solid #000000" fo:border-top="none"/>
    </style:style>
    <style:style style:name="ce138" style:family="table-cell" style:parent-style-name="Default" style:data-style-name="N110">
      <style:table-cell-properties fo:border-bottom="0.74pt solid #000000" fo:border-left="none" fo:border-right="0.74pt solid #000000" fo:border-top="none"/>
      <style:text-properties fo:color="#1565c0" fo:font-weight="bold" style:font-weight-asian="bold" style:font-weight-complex="bold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color="#616161"/>
    </style:style>
    <style:style style:name="ce140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41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142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143" style:family="table-cell" style:parent-style-name="Default"/>
    <style:style style:name="ce198" style:family="table-cell" style:parent-style-name="Default" style:data-style-name="N3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45" style:family="table-cell" style:parent-style-name="Default" style:data-style-name="N3"/>
    <style:style style:name="ce146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47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48" style:family="table-cell" style:parent-style-name="Default"/>
    <style:style style:name="ce203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0" style:family="table-cell" style:parent-style-name="Default" style:data-style-name="N3"/>
    <style:style style:name="ce151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52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153" style:family="table-cell" style:parent-style-name="Default"/>
    <style:style style:name="ce208" style:family="table-cell" style:parent-style-name="Default" style:data-style-name="N3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5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156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157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158" style:family="table-cell" style:parent-style-name="Default"/>
    <style:style style:name="ce213" style:family="table-cell" style:parent-style-name="Default" style:data-style-name="N3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16">
      <style:table-cell-properties fo:border-bottom="none" fo:border-left="0.74pt solid #000000" fo:border-right="none" fo:border-top="0.74pt solid #000000"/>
    </style:style>
    <style:style style:name="ce103" style:family="table-cell" style:parent-style-name="Default" style:data-style-name="N116">
      <style:table-cell-properties fo:border-bottom="none" fo:border-left="0.74pt solid #000000" fo:border-right="none" fo:border-top="none"/>
    </style:style>
    <style:style style:name="ce104" style:family="table-cell" style:parent-style-name="Default" style:data-style-name="N116">
      <style:table-cell-properties fo:border-bottom="0.74pt solid #000000" fo:border-left="0.74pt solid #000000" fo:border-right="none" fo:border-top="none"/>
    </style:style>
    <style:style style:name="ce164" style:family="table-cell" style:parent-style-name="Default" style:data-style-name="N116">
      <style:table-cell-properties fo:border-bottom="none" fo:border-left="none" fo:border-right="none" fo:border-top="0.74pt solid #000000"/>
    </style:style>
    <style:style style:name="ce165" style:family="table-cell" style:parent-style-name="Default" style:data-style-name="N116"/>
    <style:style style:name="ce108" style:family="table-cell" style:parent-style-name="Default" style:data-style-name="N116">
      <style:table-cell-properties fo:border-bottom="0.74pt solid #000000" fo:border-left="none" fo:border-right="none" fo:border-top="none"/>
    </style:style>
    <style:style style:name="ce2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fo:border-bottom="none" fo:border-left="none" fo:border-right="none" fo:border-top="0.74pt solid #000000"/>
    </style:style>
    <style:style style:name="ce107" style:family="table-cell" style:parent-style-name="Default" style:data-style-name="N116">
      <style:table-cell-properties fo:border="none"/>
    </style:style>
    <style:style style:name="ce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116">
      <style:table-cell-properties fo:border-bottom="none" fo:border-left="none" fo:border-right="0.74pt solid #000000" fo:border-top="0.74pt solid #000000"/>
    </style:style>
    <style:style style:name="ce111" style:family="table-cell" style:parent-style-name="Default" style:data-style-name="N116">
      <style:table-cell-properties fo:border-bottom="none" fo:border-left="none" fo:border-right="0.74pt solid #000000" fo:border-top="none"/>
    </style:style>
    <style:style style:name="ce112" style:family="table-cell" style:parent-style-name="Default" style:data-style-name="N116">
      <style:table-cell-properties fo:border-bottom="0.74pt solid #000000" fo:border-left="none" fo:border-right="0.74pt solid #000000" fo:border-top="none"/>
    </style:style>
    <style:style style:name="ce1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110">
      <style:table-cell-properties fo:border-bottom="none" fo:border-left="0.74pt solid #000000" fo:border-right="0.74pt solid #000000" fo:border-top="none"/>
    </style:style>
    <style:style style:name="ce177" style:family="table-cell" style:parent-style-name="Default" style:data-style-name="N110">
      <style:table-cell-properties fo:border-bottom="0.74pt solid #000000" fo:border-left="0.74pt solid #000000" fo:border-right="0.74pt solid #000000" fo:border-top="none"/>
    </style:style>
    <style:style style:name="ce178" style:family="table-cell" style:parent-style-name="Default" style:data-style-name="N110">
      <style:table-cell-properties fo:border-bottom="none" fo:border-left="0.74pt solid #000000" fo:border-right="0.74pt solid #000000" fo:border-top="0.74pt solid #000000"/>
    </style:style>
    <style:style style:name="ce239" style:family="table-cell" style:parent-style-name="Default">
      <style:text-properties fo:font-size="14pt" style:font-size-asian="14pt" style:font-size-complex="14pt"/>
    </style:style>
    <style:style style:name="ce240" style:family="table-cell" style:parent-style-name="Default">
      <style:text-properties fo:font-weight="bold" style:font-weight-asian="bold" style:font-weight-complex="bold"/>
    </style:style>
    <style:style style:name="ce241" style:family="table-cell" style:parent-style-name="Default">
      <style:table-cell-properties fo:border-bottom="0.74pt solid #000000" fo:border-left="none" fo:border-right="none" fo:border-top="0.74pt solid #000000"/>
    </style:style>
    <style:style style:name="ce242" style:family="table-cell" style:parent-style-name="Default">
      <style:table-cell-properties fo:background-color="#c6ff00"/>
    </style:style>
    <style:style style:name="ce24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246" style:family="table-cell" style:parent-style-name="Default">
      <style:table-cell-properties fo:border-bottom="none" fo:background-color="#c6ff00" style:text-align-source="fix" style:repeat-content="false" fo:border-left="0.74pt solid #000000" fo:border-right="none" fo:border-top="none"/>
      <style:paragraph-properties fo:text-align="end" fo:margin-left="0cm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cm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50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252" style:family="table-cell" style:parent-style-name="Default">
      <style:table-cell-properties fo:background-color="#c6ff00" style:text-align-source="fix" style:repeat-content="false"/>
      <style:paragraph-properties fo:text-align="end" fo:margin-left="0cm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56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57" style:family="table-cell" style:parent-style-name="Default" style:data-style-name="N4">
      <style:table-cell-properties fo:background-color="#c6ff00"/>
    </style:style>
    <style:style style:name="ce258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1" style:family="table-cell" style:parent-style-name="Default">
      <style:table-cell-properties fo:border-bottom="none" fo:background-color="#c6ff00" fo:border-left="none" fo:border-right="0.74pt solid #000000" fo:border-top="none"/>
    </style:style>
    <style:style style:name="ce262" style:family="table-cell" style:parent-style-name="Default">
      <style:table-cell-properties fo:border-bottom="none" fo:border-left="none" fo:border-right="0.74pt solid #000000" fo:border-top="0.74pt solid #000000"/>
    </style:style>
    <style:style style:name="ce263" style:family="table-cell" style:parent-style-name="Default">
      <style:table-cell-properties fo:border-bottom="none" fo:border-left="none" fo:border-right="0.74pt solid #000000" fo:border-top="none"/>
    </style:style>
    <style:style style:name="ce264" style:family="table-cell" style:parent-style-name="Default">
      <style:table-cell-properties fo:border-bottom="0.74pt solid #000000" fo:border-left="none" fo:border-right="0.74pt solid #000000" fo:border-top="none"/>
    </style:style>
    <style:style style:name="ce265" style:family="table-cell" style:parent-style-name="Default" style:data-style-name="N114">
      <style:table-cell-properties fo:border-bottom="0.74pt solid #000000" fo:border-left="0.74pt solid #000000" fo:border-right="none" fo:border-top="0.74pt solid #000000"/>
    </style:style>
    <style:style style:name="ce266" style:family="table-cell" style:parent-style-name="Default" style:data-style-name="N114">
      <style:table-cell-properties fo:border-bottom="none" fo:background-color="#c6ff00" fo:border-left="0.74pt solid #000000" fo:border-right="none" fo:border-top="none"/>
    </style:style>
    <style:style style:name="ce267" style:family="table-cell" style:parent-style-name="Default" style:data-style-name="N114">
      <style:table-cell-properties fo:border-bottom="none" fo:border-left="0.74pt solid #000000" fo:border-right="none" fo:border-top="0.74pt solid #000000"/>
    </style:style>
    <style:style style:name="ce268" style:family="table-cell" style:parent-style-name="Default" style:data-style-name="N114">
      <style:table-cell-properties fo:border-bottom="none" fo:border-left="0.74pt solid #000000" fo:border-right="none" fo:border-top="none"/>
    </style:style>
    <style:style style:name="ce269" style:family="table-cell" style:parent-style-name="Default" style:data-style-name="N114">
      <style:table-cell-properties fo:border-bottom="0.74pt solid #000000" fo:border-left="0.74pt solid #000000" fo:border-right="none" fo:border-top="none"/>
    </style:style>
    <style:style style:name="ce270" style:family="table-cell" style:parent-style-name="Default" style:data-style-name="N114"/>
    <style:style style:name="ce271" style:family="table-cell" style:parent-style-name="Default" style:data-style-name="N114">
      <style:table-cell-properties fo:border-bottom="0.74pt solid #000000" fo:border-left="none" fo:border-right="none" fo:border-top="0.74pt solid #000000"/>
    </style:style>
    <style:style style:name="ce272" style:family="table-cell" style:parent-style-name="Default" style:data-style-name="N114">
      <style:table-cell-properties fo:background-color="#c6ff00"/>
    </style:style>
    <style:style style:name="ce273" style:family="table-cell" style:parent-style-name="Default" style:data-style-name="N114">
      <style:table-cell-properties fo:border-bottom="none" fo:border-left="none" fo:border-right="none" fo:border-top="0.74pt solid #000000"/>
    </style:style>
    <style:style style:name="ce274" style:family="table-cell" style:parent-style-name="Default" style:data-style-name="N114">
      <style:table-cell-properties fo:border-bottom="0.74pt solid #000000" fo:border-left="none" fo:border-right="none" fo:border-top="none"/>
    </style:style>
    <style:style style:name="ce275" style:family="table-cell" style:parent-style-name="Default" style:data-style-name="N114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276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277" style:family="table-cell" style:parent-style-name="Default" style:data-style-name="N114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278" style:family="table-cell" style:parent-style-name="Default" style:data-style-name="N114">
      <style:table-cell-properties fo:border-bottom="0.74pt solid #000000" fo:border-left="none" fo:border-right="0.74pt solid #000000" fo:border-top="0.74pt solid #000000"/>
    </style:style>
    <style:style style:name="ce279" style:family="table-cell" style:parent-style-name="Default" style:data-style-name="N114">
      <style:table-cell-properties fo:border-bottom="none" fo:background-color="#c6ff00" fo:border-left="none" fo:border-right="0.74pt solid #000000" fo:border-top="none"/>
    </style:style>
    <style:style style:name="ce280" style:family="table-cell" style:parent-style-name="Default" style:data-style-name="N114">
      <style:table-cell-properties fo:border-bottom="none" fo:border-left="none" fo:border-right="0.74pt solid #000000" fo:border-top="0.74pt solid #000000"/>
    </style:style>
    <style:style style:name="ce281" style:family="table-cell" style:parent-style-name="Default" style:data-style-name="N114">
      <style:table-cell-properties fo:border-bottom="none" fo:border-left="none" fo:border-right="0.74pt solid #000000" fo:border-top="none"/>
    </style:style>
    <style:style style:name="ce282" style:family="table-cell" style:parent-style-name="Default" style:data-style-name="N114">
      <style:table-cell-properties fo:border-bottom="0.74pt solid #000000" fo:border-left="none" fo:border-right="0.74pt solid #000000" fo:border-top="none"/>
    </style:style>
    <style:style style:name="ce283" style:family="table-cell" style:parent-style-name="Default" style:data-style-name="N110">
      <style:table-cell-properties fo:border-bottom="0.74pt solid #000000" fo:border-left="0.74pt solid #000000" fo:border-right="none" fo:border-top="0.74pt solid #000000"/>
    </style:style>
    <style:style style:name="ce284" style:family="table-cell" style:parent-style-name="Default" style:data-style-name="N110">
      <style:table-cell-properties fo:border-bottom="none" fo:background-color="#c6ff00" fo:border-left="0.74pt solid #000000" fo:border-right="none" fo:border-top="none"/>
    </style:style>
    <style:style style:name="ce285" style:family="table-cell" style:parent-style-name="Default" style:data-style-name="N3">
      <style:table-cell-properties fo:border-bottom="0.74pt solid #000000" fo:border-left="none" fo:border-right="none" fo:border-top="0.74pt solid #000000"/>
    </style:style>
    <style:style style:name="ce286" style:family="table-cell" style:parent-style-name="Default" style:data-style-name="N3">
      <style:table-cell-properties fo:background-color="#c6ff00"/>
    </style:style>
    <style:style style:name="ce287" style:family="table-cell" style:parent-style-name="Default" style:data-style-name="N110">
      <style:table-cell-properties fo:border-bottom="0.74pt solid #000000" fo:border-left="none" fo:border-right="0.74pt solid #000000" fo:border-top="0.74pt solid #000000"/>
    </style:style>
    <style:style style:name="ce288" style:family="table-cell" style:parent-style-name="Default" style:data-style-name="N110">
      <style:table-cell-properties fo:border-bottom="none" fo:background-color="#c6ff00" fo:border-left="none" fo:border-right="0.74pt solid #000000" fo:border-top="none"/>
    </style:style>
    <style:style style:name="ce289" style:family="table-cell" style:parent-style-name="Default" style:data-style-name="N110">
      <style:table-cell-properties fo:border-bottom="0.74pt solid #000000" fo:border-left="none" fo:border-right="0.74pt solid #000000" fo:border-top="none"/>
    </style:style>
    <style:style style:name="ce290" style:family="table-cell" style:parent-style-name="Default" style:data-style-name="N110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291" style:family="table-cell" style:parent-style-name="Default" style:data-style-name="N110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</style:style>
    <style:style style:name="ce292" style:family="table-cell" style:parent-style-name="Default" style:data-style-name="N110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3">
      <style:table-cell-properties fo:border-bottom="0.74pt solid #000000" fo:border-left="0.74pt solid #000000" fo:border-right="none" fo:border-top="0.74pt solid #000000"/>
    </style:style>
    <style:style style:name="ce295" style:family="table-cell" style:parent-style-name="Default" style:data-style-name="N3">
      <style:table-cell-properties fo:border-bottom="none" fo:background-color="#c6ff00" fo:border-left="0.74pt solid #000000" fo:border-right="none" fo:border-top="none"/>
    </style:style>
    <style:style style:name="ce296" style:family="table-cell" style:parent-style-name="Default" style:data-style-name="N3">
      <style:table-cell-properties fo:border-bottom="none" fo:border-left="0.74pt solid #000000" fo:border-right="none" fo:border-top="0.74pt solid #000000"/>
    </style:style>
    <style:style style:name="ce297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298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299" style:family="table-cell" style:parent-style-name="Default" style:data-style-name="N3">
      <style:table-cell-properties fo:border-bottom="0.74pt solid #000000" fo:border-left="none" fo:border-right="0.74pt solid #000000" fo:border-top="0.74pt solid #000000"/>
    </style:style>
    <style:style style:name="ce300" style:family="table-cell" style:parent-style-name="Default" style:data-style-name="N3">
      <style:table-cell-properties fo:border-bottom="none" fo:background-color="#c6ff00" fo:border-left="none" fo:border-right="0.74pt solid #000000" fo:border-top="none"/>
    </style:style>
    <style:style style:name="ce301" style:family="table-cell" style:parent-style-name="Default" style:data-style-name="N3">
      <style:table-cell-properties fo:border-bottom="none" fo:border-left="none" fo:border-right="0.74pt solid #000000" fo:border-top="0.74pt solid #000000"/>
    </style:style>
    <style:style style:name="ce302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303" style:family="table-cell" style:parent-style-name="Default" style:data-style-name="N3">
      <style:table-cell-properties fo:border-bottom="0.74pt solid #000000" fo:border-left="none" fo:border-right="0.74pt solid #000000" fo:border-top="none"/>
    </style:style>
    <style:style style:name="ce304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306" style:family="table-cell" style:parent-style-name="Default" style:data-style-name="N116">
      <style:table-cell-properties fo:border="0.74pt solid #000000"/>
    </style:style>
    <style:style style:name="ce307" style:family="table-cell" style:parent-style-name="Default" style:data-style-name="N116">
      <style:table-cell-properties fo:border-bottom="none" fo:background-color="#c6ff00" fo:border-left="0.74pt solid #000000" fo:border-right="0.74pt solid #000000" fo:border-top="none"/>
    </style:style>
    <style:style style:name="ce308" style:family="table-cell" style:parent-style-name="Default" style:data-style-name="N116">
      <style:table-cell-properties fo:border-bottom="none" fo:border-left="0.74pt solid #000000" fo:border-right="0.74pt solid #000000" fo:border-top="0.74pt solid #000000"/>
    </style:style>
    <style:style style:name="ce309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310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311" style:family="table-cell" style:parent-style-name="Default" style:data-style-name="N116"/>
    <style:style style:name="ce312" style:family="table-cell" style:parent-style-name="Default" style:data-style-name="N110">
      <style:table-cell-properties fo:border="0.74pt solid #000000"/>
    </style:style>
    <style:style style:name="ce313" style:family="table-cell" style:parent-style-name="Default" style:data-style-name="N110">
      <style:table-cell-properties fo:border-bottom="none" fo:background-color="#c6ff00" fo:border-left="0.74pt solid #000000" fo:border-right="0.74pt solid #000000" fo:border-top="none"/>
    </style:style>
    <style:style style:name="ce314" style:family="table-cell" style:parent-style-name="Default" style:data-style-name="N110">
      <style:table-cell-properties fo:border-bottom="none" fo:border-left="0.74pt solid #000000" fo:border-right="0.74pt solid #000000" fo:border-top="0.74pt solid #000000"/>
    </style:style>
    <style:style style:name="ce315" style:family="table-cell" style:parent-style-name="Default" style:data-style-name="N110">
      <style:table-cell-properties fo:border-bottom="none" fo:border-left="0.74pt solid #000000" fo:border-right="0.74pt solid #000000" fo:border-top="none"/>
    </style:style>
    <style:style style:name="ce316" style:family="table-cell" style:parent-style-name="Default" style:data-style-name="N110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ce48"/>
        <table:table-column table:style-name="co7" table:default-cell-style-name="Default"/>
        <table:table-column table:style-name="co8" table:default-cell-style-name="Default"/>
        <table:table-column table:style-name="co9" table:default-cell-style-name="ce57"/>
        <table:table-column table:style-name="co10" table:default-cell-style-name="ce75"/>
        <table:table-column table:style-name="co11" table:default-cell-style-name="ce37"/>
        <table:table-column table:style-name="co11" table:default-cell-style-name="ce40"/>
        <table:table-column table:style-name="co11" table:default-cell-style-name="ce118"/>
        <table:table-column table:style-name="co12" table:default-cell-style-name="ce126"/>
        <table:table-column table:style-name="co13" table:default-cell-style-name="ce129"/>
        <table:table-column table:style-name="co14" table:default-cell-style-name="ce50"/>
        <table:table-column table:style-name="co15" table:default-cell-style-name="ce14"/>
        <table:table-column table:style-name="co16" table:default-cell-style-name="ce140"/>
        <table:table-column table:style-name="co16" table:default-cell-style-name="ce145"/>
        <table:table-column table:style-name="co16" table:default-cell-style-name="ce150"/>
        <table:table-column table:style-name="co16" table:default-cell-style-name="ce155"/>
        <table:table-column table:style-name="co17" table:number-columns-repeated="4" table:default-cell-style-name="Default"/>
        <table:table-column table:style-name="co17" table:default-cell-style-name="ce103"/>
        <table:table-column table:style-name="co17" table:default-cell-style-name="ce107"/>
        <table:table-column table:style-name="co17" table:default-cell-style-name="ce111"/>
        <table:table-column table:style-name="co18" table:default-cell-style-name="ce176"/>
        <table:table-row table:style-name="ro1">
          <table:table-cell table:style-name="ce2" office:value-type="string" calcext:value-type="string">
            <text:p>Experiments for “Convex usage cost” article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13"/>
          <table:table-cell table:number-columns-repeated="4"/>
          <table:table-cell table:style-name="Default" table:number-columns-repeated="4"/>
        </table:table-row>
        <table:table-row table:style-name="ro2">
          <table:table-cell table:style-name="ce3"/>
          <table:table-cell table:style-name="ce17" table:number-columns-repeated="3"/>
          <table:table-cell table:style-name="ce4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17"/>
          <table:table-cell table:style-name="ce17"/>
          <table:table-cell table:style-name="ce89" office:value-type="string" calcext:value-type="string" table:number-columns-spanned="3" table:number-rows-spanned="1">
            <text:p>LCOEs (€/MWh)</text:p>
          </table:table-cell>
          <table:covered-table-cell table:style-name="ce17"/>
          <table:covered-table-cell table:style-name="ce116"/>
          <table:table-cell table:style-name="ce124" office:value-type="string" calcext:value-type="string" table:number-columns-spanned="4" table:number-rows-spanned="1">
            <text:p>Operation stats</text:p>
          </table:table-cell>
          <table:covered-table-cell table:number-columns-repeated="2" table:style-name="ce17"/>
          <table:covered-table-cell table:style-name="ce116"/>
          <table:table-cell table:style-name="ce89" office:value-type="string" calcext:value-type="string" table:number-columns-spanned="4" table:number-rows-spanned="1">
            <text:p>Sizing (kW, kWh)</text:p>
          </table:table-cell>
          <table:covered-table-cell table:number-columns-repeated="2" table:style-name="ce17"/>
          <table:covered-table-cell table:style-name="ce116"/>
          <table:table-cell table:style-name="ce218" office:value-type="string" calcext:value-type="string" table:number-columns-spanned="7" table:number-rows-spanned="1">
            <text:p>Sizing diff to baseline</text:p>
          </table:table-cell>
          <table:covered-table-cell table:number-columns-repeated="3" table:style-name="ce226"/>
          <table:covered-table-cell table:number-columns-repeated="2" table:style-name="ce167"/>
          <table:covered-table-cell table:style-name="ce171"/>
          <table:table-cell table:style-name="ce3"/>
        </table:table-row>
        <table:table-row table:style-name="ro3">
          <table:table-cell table:style-name="ce23" office:value-type="string" calcext:value-type="string">
            <text:p>case</text:p>
          </table:table-cell>
          <table:table-cell table:style-name="ce22" office:value-type="string" calcext:value-type="string">
            <text:p>shed_max</text:p>
          </table:table-cell>
          <table:table-cell table:style-name="ce22" office:value-type="string" calcext:value-type="string">
            <text:p>fuel_price</text:p>
          </table:table-cell>
          <table:table-cell table:style-name="ce22" office:value-type="string" calcext:value-type="string">
            <text:p>sto_lifetime_cycles</text:p>
          </table:table-cell>
          <table:table-cell table:style-name="ce22" office:value-type="string" calcext:value-type="string">
            <text:p>sto_lifetime_calendar</text:p>
          </table:table-cell>
          <table:table-cell table:style-name="ce22" office:value-type="string" calcext:value-type="string">
            <text:p>fixed_lifetimes</text:p>
          </table:table-cell>
          <table:table-cell table:style-name="ce22" office:value-type="string" calcext:value-type="string">
            <text:p>gen_hours_assum</text:p>
          </table:table-cell>
          <table:table-cell table:style-name="ce22" office:value-type="string" calcext:value-type="string">
            <text:p>n_ztan</text:p>
          </table:table-cell>
          <table:table-cell table:style-name="ce22" office:value-type="string" calcext:value-type="string">
            <text:p>relax gain</text:p>
          </table:table-cell>
          <table:table-cell table:style-name="ce85" office:value-type="string" calcext:value-type="string">
            <text:p>usage_penal</text:p>
          </table:table-cell>
          <table:table-cell table:style-name="ce1" office:value-type="string" calcext:value-type="string">
            <text:p>LCOE pwl</text:p>
          </table:table-cell>
          <table:table-cell table:style-name="ce22" office:value-type="string" calcext:value-type="string">
            <text:p>LCOE cvx</text:p>
          </table:table-cell>
          <table:table-cell table:style-name="ce117" office:value-type="string" calcext:value-type="string">
            <text:p>LCOE ns</text:p>
          </table:table-cell>
          <table:table-cell table:style-name="ce1" office:value-type="string" calcext:value-type="string">
            <text:p>sto_cycles</text:p>
          </table:table-cell>
          <table:table-cell table:style-name="ce22" office:value-type="string" calcext:value-type="string">
            <text:p>sto_cycles_lifetime</text:p>
          </table:table-cell>
          <table:table-cell table:style-name="ce22" office:value-type="string" calcext:value-type="string">
            <text:p>gen_hours</text:p>
          </table:table-cell>
          <table:table-cell table:style-name="ce117" office:value-type="string" calcext:value-type="string">
            <text:p>gen_hours_lin</text:p>
          </table:table-cell>
          <table:table-cell table:style-name="ce1" office:value-type="string" calcext:value-type="string">
            <text:p>x* gen</text:p>
          </table:table-cell>
          <table:table-cell table:style-name="ce22" office:value-type="string" calcext:value-type="string">
            <text:p>x* sto</text:p>
          </table:table-cell>
          <table:table-cell table:style-name="ce22" office:value-type="string" calcext:value-type="string">
            <text:p>x* pv</text:p>
          </table:table-cell>
          <table:table-cell table:style-name="ce117" office:value-type="string" calcext:value-type="string">
            <text:p>x* wind</text:p>
          </table:table-cell>
          <table:table-cell table:style-name="ce101" office:value-type="string" calcext:value-type="string">
            <text:p>Δx* gen</text:p>
          </table:table-cell>
          <table:table-cell table:style-name="ce168" office:value-type="string" calcext:value-type="string">
            <text:p>Δx* sto</text:p>
          </table:table-cell>
          <table:table-cell table:style-name="ce168" office:value-type="string" calcext:value-type="string">
            <text:p>Δx* pv</text:p>
          </table:table-cell>
          <table:table-cell table:style-name="ce172" office:value-type="string" calcext:value-type="string">
            <text:p>Δx* wind</text:p>
          </table:table-cell>
          <table:table-cell table:style-name="ce101" office:value-type="string" calcext:value-type="string">
            <text:p>Δx* min</text:p>
          </table:table-cell>
          <table:table-cell table:style-name="ce168" office:value-type="string" calcext:value-type="string">
            <text:p>Δx* max</text:p>
          </table:table-cell>
          <table:table-cell table:style-name="ce172" office:value-type="string" calcext:value-type="string">
            <text:p>Δx* worst</text:p>
          </table:table-cell>
          <table:table-cell table:style-name="ce23" office:value-type="string" calcext:value-type="string">
            <text:p>topt<text:span text:style-name="T3"> (s)</text:span></text:p>
          </table:table-cell>
        </table:table-row>
        <table:table-row table:style-name="ro4">
          <table:table-cell office:value-type="string" calcext:value-type="string">
            <text:p>Base case, rgain=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table:style-name="ce77"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43.023740192726" calcext:value-type="float">
            <text:p>243,024</text:p>
          </table:table-cell>
          <table:table-cell office:value-type="float" office:value="243.055584608869" calcext:value-type="float">
            <text:p>243,056</text:p>
          </table:table-cell>
          <table:table-cell office:value-type="float" office:value="252.907444256979" calcext:value-type="float">
            <text:p>252,907</text:p>
          </table:table-cell>
          <table:table-cell table:style-name="ce125" office:value-type="float" office:value="147.761292729377" calcext:value-type="float">
            <text:p>147,8</text:p>
          </table:table-cell>
          <table:table-cell table:style-name="ce83" office:value-type="float" office:value="10.1515083706477" calcext:value-type="float">
            <text:p>10,15</text:p>
          </table:table-cell>
          <table:table-cell table:style-name="ce131" office:value-type="float" office:value="2090" calcext:value-type="float">
            <text:p>2 090</text:p>
          </table:table-cell>
          <table:table-cell table:style-name="ce136" office:value-type="float" office:value="914.62797236198" calcext:value-type="float">
            <text:p>914,6</text:p>
          </table:table-cell>
          <table:table-cell office:value-type="float" office:value="1215.98182120399" calcext:value-type="float">
            <text:p>1 216</text:p>
          </table:table-cell>
          <table:table-cell office:value-type="float" office:value="4987.92741800481" calcext:value-type="float">
            <text:p>4 988</text:p>
          </table:table-cell>
          <table:table-cell office:value-type="float" office:value="2132.00472653302" calcext:value-type="float">
            <text:p>2 132</text:p>
          </table:table-cell>
          <table:table-cell office:value-type="float" office:value="1575.90288652144" calcext:value-type="float">
            <text:p>1 576</text:p>
          </table:table-cell>
          <table:table-cell table:style-name="ce161" table:formula="of:=([.R4]-[.R$20])/[.R$20]" office:value-type="percentage" office:value="-0.0314475789912245" calcext:value-type="percentage">
            <text:p>-3,1 %</text:p>
          </table:table-cell>
          <table:table-cell table:style-name="ce169" table:formula="of:=([.S4]-[.S$20])/[.S$20]" office:value-type="percentage" office:value="-0.14551154770525" calcext:value-type="percentage">
            <text:p>-15 %</text:p>
          </table:table-cell>
          <table:table-cell table:style-name="ce169" table:formula="of:=([.T4]-[.T$20])/[.T$20]" office:value-type="percentage" office:value="-0.0847873896304316" calcext:value-type="percentage">
            <text:p>-8 %</text:p>
          </table:table-cell>
          <table:table-cell table:style-name="ce173" table:formula="of:=([.U4]-[.U$20])/[.U$20]" office:value-type="percentage" office:value="-0.0126692354057432" calcext:value-type="percentage">
            <text:p>-1,3 %</text:p>
          </table:table-cell>
          <table:table-cell table:style-name="ce161" table:formula="of:=MIN([.V4:.Y4])" office:value-type="percentage" office:value="-0.14551154770525" calcext:value-type="percentage">
            <text:p>-14,6 %</text:p>
          </table:table-cell>
          <table:table-cell table:style-name="ce164" table:formula="of:=MAX([.V4:.Y4])" office:value-type="percentage" office:value="-0.0126692354057432" calcext:value-type="percentage">
            <text:p>-1,3 %</text:p>
          </table:table-cell>
          <table:table-cell table:style-name="ce173" table:formula="of:=IF(ABS([.Z4])&gt;[.AA4];[.Z4];[.AA4])" office:value-type="percentage" office:value="-0.14551154770525" calcext:value-type="percentage">
            <text:p>-14,6 %</text:p>
          </table:table-cell>
          <table:table-cell office:value-type="float" office:value="10.983488672" calcext:value-type="float">
            <text:p>11,0</text:p>
          </table:table-cell>
        </table:table-row>
        <table:table-row table:style-name="ro4">
          <table:table-cell table:style-name="ce6" office:value-type="string" calcext:value-type="string">
            <text:p>Base case, rgain=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239373393868" calcext:value-type="float">
            <text:p>250,239</text:p>
          </table:table-cell>
          <table:table-cell table:style-name="ce99" office:value-type="float" office:value="250.260110603911" calcext:value-type="float">
            <office:annotation draw:style-name="gr1" draw:text-style-name="P2" svg:width="2.899cm" svg:height="1.799cm" svg:x="24.543cm" svg:y="0.911cm" draw:caption-point-x="-0.61cm" draw:caption-point-y="1.51cm">
              <dc:creator>PH</dc:creator>
              <dc:date>2024-11-18T00:00:00</dc:date>
              <text:p text:style-name="P1"><text:span text:style-name="T1">best cvx cost for </text:span><text:span text:style-name="T1">relax_gain=2</text:span></text:p>
            </office:annotation>
            <text:p>250,260</text:p>
          </table:table-cell>
          <table:table-cell table:style-name="ce137" office:value-type="float" office:value="252.218339057063" calcext:value-type="float">
            <text:p>252,218</text:p>
          </table:table-cell>
          <table:table-cell office:value-type="float" office:value="140.356601107629" calcext:value-type="float">
            <text:p>140,4</text:p>
          </table:table-cell>
          <table:table-cell office:value-type="float" office:value="10.6870641506185" calcext:value-type="float">
            <text:p>10,69</text:p>
          </table:table-cell>
          <table:table-cell office:value-type="float" office:value="1809" calcext:value-type="float">
            <text:p>1 809</text:p>
          </table:table-cell>
          <table:table-cell office:value-type="float" office:value="1583.71217246582" calcext:value-type="float">
            <text:p>1 583,7</text:p>
          </table:table-cell>
          <table:table-cell office:value-type="float" office:value="1255.46309608881" calcext:value-type="float">
            <text:p>1 255</text:p>
          </table:table-cell>
          <table:table-cell office:value-type="float" office:value="5837.32571763797" calcext:value-type="float">
            <text:p>5 837</text:p>
          </table:table-cell>
          <table:table-cell office:value-type="float" office:value="2329.51852102661" calcext:value-type="float">
            <text:p>2 330</text:p>
          </table:table-cell>
          <table:table-cell office:value-type="float" office:value="1596.12456436426" calcext:value-type="float">
            <text:p>1 596</text:p>
          </table:table-cell>
          <table:table-cell table:style-name="ce103" table:formula="of:=([.R5]-[.R$20])/[.R$20]" office:value-type="percentage" office:value="0" calcext:value-type="percentage">
            <text:p>0,0 %</text:p>
          </table:table-cell>
          <table:table-cell table:style-name="ce107" table:formula="of:=([.S5]-[.S$20])/[.S$20]" office:value-type="percentage" office:value="0" calcext:value-type="percentage">
            <text:p>0,0 %</text:p>
          </table:table-cell>
          <table:table-cell table:style-name="ce107" table:formula="of:=([.T5]-[.T$20])/[.T$20]" office:value-type="percentage" office:value="0" calcext:value-type="percentage">
            <text:p>0,0 %</text:p>
          </table:table-cell>
          <table:table-cell table:style-name="ce111" table:formula="of:=([.U5]-[.U$20])/[.U$20]" office:value-type="percentage" office:value="0" calcext:value-type="percentage">
            <text:p>0,0 %</text:p>
          </table:table-cell>
          <table:table-cell table:formula="of:=MIN([.V5:.Y5])" office:value-type="percentage" office:value="0" calcext:value-type="percentage">
            <text:p>0,0 %</text:p>
          </table:table-cell>
          <table:table-cell table:formula="of:=MAX([.V5:.Y5])" office:value-type="percentage" office:value="0" calcext:value-type="percentage">
            <text:p>0,0 %</text:p>
          </table:table-cell>
          <table:table-cell table:formula="of:=IF(ABS([.Z5])&gt;[.AA5];[.Z5];[.AA5])" office:value-type="percentage" office:value="0" calcext:value-type="percentage">
            <text:p>0,0 %</text:p>
          </table:table-cell>
          <table:table-cell office:value-type="float" office:value="11.134817436" calcext:value-type="float">
            <text:p>11,1</text:p>
          </table:table-cell>
        </table:table-row>
        <table:table-row table:style-name="ro4">
          <table:table-cell office:value-type="string" calcext:value-type="string">
            <text:p>Less tangents, n_zta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948127333207" calcext:value-type="float">
            <text:p>251,94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4" calcext:value-type="float">
            <text:p>10,99</text:p>
          </table:table-cell>
          <table:table-cell table:style-name="ce51" office:value-type="float" office:value="1736" calcext:value-type="float">
            <text:p>1 736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6]-[.R$20])/[.R$20]" office:value-type="percentage" office:value="-0.00752736340211911" calcext:value-type="percentage">
            <text:p>-0,8 %</text:p>
          </table:table-cell>
          <table:table-cell table:style-name="ce107" table:formula="of:=([.S6]-[.S$20])/[.S$20]" office:value-type="percentage" office:value="0.0674921269183636" calcext:value-type="percentage">
            <text:p>6,7 %</text:p>
          </table:table-cell>
          <table:table-cell table:style-name="ce107" table:formula="of:=([.T6]-[.T$20])/[.T$20]" office:value-type="percentage" office:value="0.0179780189391041" calcext:value-type="percentage">
            <text:p>1,8 %</text:p>
          </table:table-cell>
          <table:table-cell table:style-name="ce111" table:formula="of:=([.U6]-[.U$20])/[.U$20]" office:value-type="percentage" office:value="-0.000977188247153771" calcext:value-type="percentage">
            <text:p>-0,1 %</text:p>
          </table:table-cell>
          <table:table-cell table:formula="of:=MIN([.V6:.Y6])" office:value-type="percentage" office:value="-0.00752736340211911" calcext:value-type="percentage">
            <text:p>-0,8 %</text:p>
          </table:table-cell>
          <table:table-cell table:formula="of:=MAX([.V6:.Y6])" office:value-type="percentage" office:value="0.0674921269183636" calcext:value-type="percentage">
            <text:p>6,7 %</text:p>
          </table:table-cell>
          <table:table-cell table:formula="of:=IF(ABS([.Z6])&gt;[.AA6];[.Z6];[.AA6])" office:value-type="percentage" office:value="0.0674921269183636" calcext:value-type="percentage">
            <text:p>6,7 %</text:p>
          </table:table-cell>
          <table:table-cell office:value-type="float" office:value="10.2885159" calcext:value-type="float">
            <text:p>10,3</text:p>
          </table:table-cell>
        </table:table-row>
        <table:table-row table:style-name="ro4">
          <table:table-cell office:value-type="string" calcext:value-type="string">
            <text:p>Less tangents, n_ztan=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3" calcext:value-type="float">
            <text:p>3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423347458717" calcext:value-type="float">
            <text:p>249,423</text:p>
          </table:table-cell>
          <table:table-cell office:value-type="float" office:value="250.284031187581" calcext:value-type="float">
            <text:p>250,284</text:p>
          </table:table-cell>
          <table:table-cell table:style-name="ce160" office:value-type="float" office:value="251.887716040351" calcext:value-type="float">
            <text:p>251,888</text:p>
          </table:table-cell>
          <table:table-cell office:value-type="float" office:value="136.478333668746" calcext:value-type="float">
            <text:p>136,5</text:p>
          </table:table-cell>
          <table:table-cell office:value-type="float" office:value="10.9907555263733" calcext:value-type="float">
            <text:p>10,99</text:p>
          </table:table-cell>
          <table:table-cell table:style-name="ce51" office:value-type="float" office:value="1729" calcext:value-type="float">
            <text:p>1 729</text:p>
          </table:table-cell>
          <table:table-cell office:value-type="float" office:value="1542.97955820046" calcext:value-type="float">
            <text:p>1 543,0</text:p>
          </table:table-cell>
          <table:table-cell office:value-type="float" office:value="1246.0127691266" calcext:value-type="float">
            <text:p>1 246</text:p>
          </table:table-cell>
          <table:table-cell office:value-type="float" office:value="6231.29924583662" calcext:value-type="float">
            <text:p>6 231</text:p>
          </table:table-cell>
          <table:table-cell office:value-type="float" office:value="2371.39864911662" calcext:value-type="float">
            <text:p>2 371</text:p>
          </table:table-cell>
          <table:table-cell office:value-type="float" office:value="1594.56485019897" calcext:value-type="float">
            <text:p>1 595</text:p>
          </table:table-cell>
          <table:table-cell table:style-name="ce103" table:formula="of:=([.R7]-[.R$20])/[.R$20]" office:value-type="percentage" office:value="-0.00752736340211911" calcext:value-type="percentage">
            <text:p>-0,8 %</text:p>
          </table:table-cell>
          <table:table-cell table:style-name="ce107" table:formula="of:=([.S7]-[.S$20])/[.S$20]" office:value-type="percentage" office:value="0.0674921269183636" calcext:value-type="percentage">
            <text:p>6,7 %</text:p>
          </table:table-cell>
          <table:table-cell table:style-name="ce107" table:formula="of:=([.T7]-[.T$20])/[.T$20]" office:value-type="percentage" office:value="0.0179780189391041" calcext:value-type="percentage">
            <text:p>1,8 %</text:p>
          </table:table-cell>
          <table:table-cell table:style-name="ce111" table:formula="of:=([.U7]-[.U$20])/[.U$20]" office:value-type="percentage" office:value="-0.000977188247153771" calcext:value-type="percentage">
            <text:p>-0,1 %</text:p>
          </table:table-cell>
          <table:table-cell table:formula="of:=MIN([.V7:.Y7])" office:value-type="percentage" office:value="-0.00752736340211911" calcext:value-type="percentage">
            <text:p>-0,8 %</text:p>
          </table:table-cell>
          <table:table-cell table:formula="of:=MAX([.V7:.Y7])" office:value-type="percentage" office:value="0.0674921269183636" calcext:value-type="percentage">
            <text:p>6,7 %</text:p>
          </table:table-cell>
          <table:table-cell table:formula="of:=IF(ABS([.Z7])&gt;[.AA7];[.Z7];[.AA7])" office:value-type="percentage" office:value="0.0674921269183636" calcext:value-type="percentage">
            <text:p>6,7 %</text:p>
          </table:table-cell>
          <table:table-cell office:value-type="float" office:value="10.562317311" calcext:value-type="float">
            <text:p>10,6</text:p>
          </table:table-cell>
        </table:table-row>
        <table:table-row table:style-name="ro4">
          <table:table-cell office:value-type="string" calcext:value-type="string">
            <text:p>Less tangents, n_ztan=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boolean" office:boolean-value="false" calcext:value-type="boolean">
            <text:p>FAUX</text:p>
          </table:table-cell>
          <table:table-cell table:style-name="ce70" office:value-type="string" calcext:value-type="string">
            <text:p>NaN</text:p>
          </table:table-cell>
          <table:table-cell table:style-name="ce72" office:value-type="float" office:value="5" calcext:value-type="float">
            <text:p>5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49.60065605702" calcext:value-type="float">
            <text:p>249,601</text:p>
          </table:table-cell>
          <table:table-cell office:value-type="float" office:value="250.267893260052" calcext:value-type="float">
            <text:p>250,268</text:p>
          </table:table-cell>
          <table:table-cell table:style-name="ce162" office:value-type="float" office:value="252.148036362343" calcext:value-type="float">
            <text:p>252,148</text:p>
          </table:table-cell>
          <table:table-cell office:value-type="float" office:value="140.746598202376" calcext:value-type="float">
            <text:p>140,7</text:p>
          </table:table-cell>
          <table:table-cell office:value-type="float" office:value="10.657451186445" calcext:value-type="float">
            <text:p>10,66</text:p>
          </table:table-cell>
          <table:table-cell office:value-type="float" office:value="1788" calcext:value-type="float">
            <text:p>1 788</text:p>
          </table:table-cell>
          <table:table-cell office:value-type="float" office:value="1571.4090874904" calcext:value-type="float">
            <text:p>1 571,4</text:p>
          </table:table-cell>
          <table:table-cell office:value-type="float" office:value="1254.02179281985" calcext:value-type="float">
            <text:p>1 254</text:p>
          </table:table-cell>
          <table:table-cell office:value-type="float" office:value="5899.51816509691" calcext:value-type="float">
            <text:p>5 900</text:p>
          </table:table-cell>
          <table:table-cell office:value-type="float" office:value="2368.49496709594" calcext:value-type="float">
            <text:p>2 368</text:p>
          </table:table-cell>
          <table:table-cell office:value-type="float" office:value="1588.12398024124" calcext:value-type="float">
            <text:p>1 588</text:p>
          </table:table-cell>
          <table:table-cell table:style-name="ce103" table:formula="of:=([.R8]-[.R$20])/[.R$20]" office:value-type="percentage" office:value="-0.00114802519759466" calcext:value-type="percentage">
            <text:p>-0,1 %</text:p>
          </table:table-cell>
          <table:table-cell table:style-name="ce107" table:formula="of:=([.S8]-[.S$20])/[.S$20]" office:value-type="percentage" office:value="0.0106542705456747" calcext:value-type="percentage">
            <text:p>1,1 %</text:p>
          </table:table-cell>
          <table:table-cell table:style-name="ce107" table:formula="of:=([.T8]-[.T$20])/[.T$20]" office:value-type="percentage" office:value="0.0167315459042383" calcext:value-type="percentage">
            <text:p>1,7 %</text:p>
          </table:table-cell>
          <table:table-cell table:style-name="ce111" table:formula="of:=([.U8]-[.U$20])/[.U$20]" office:value-type="percentage" office:value="-0.00501250610487712" calcext:value-type="percentage">
            <text:p>-0,5 %</text:p>
          </table:table-cell>
          <table:table-cell table:formula="of:=MIN([.V8:.Y8])" office:value-type="percentage" office:value="-0.00501250610487712" calcext:value-type="percentage">
            <text:p>-0,5 %</text:p>
          </table:table-cell>
          <table:table-cell table:formula="of:=MAX([.V8:.Y8])" office:value-type="percentage" office:value="0.0167315459042383" calcext:value-type="percentage">
            <text:p>1,7 %</text:p>
          </table:table-cell>
          <table:table-cell table:formula="of:=IF(ABS([.Z8])&gt;[.AA8];[.Z8];[.AA8])" office:value-type="percentage" office:value="0.0167315459042383" calcext:value-type="percentage">
            <text:p>1,7 %</text:p>
          </table:table-cell>
          <table:table-cell office:value-type="float" office:value="10.651015376" calcext:value-type="float">
            <text:p>10,7</text:p>
          </table:table-cell>
        </table:table-row>
        <table:table-row table:style-name="ro4">
          <table:table-cell table:style-name="ce29" office:value-type="string" calcext:value-type="string">
            <text:p>Relax gain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" calcext:value-type="float">
            <text:p>15</text:p>
          </table:table-cell>
          <table:table-cell table:style-name="ce53" office:value-type="boolean" office:boolean-value="false" calcext:value-type="boolean">
            <text:p>FAUX</text:p>
          </table:table-cell>
          <table:table-cell table:style-name="ce71" office:value-type="string" calcext:value-type="string">
            <text:p>NaN</text:p>
          </table:table-cell>
          <table:table-cell table:style-name="ce5" office:value-type="float" office:value="10" calcext:value-type="float">
            <text:p>10</text:p>
          </table:table-cell>
          <table:table-cell table:style-name="ce79" office:value-type="float" office:value="2.26598468541206" calcext:value-type="float">
            <text:p>2,27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252.019056750763" calcext:value-type="float">
            <text:p>252,019</text:p>
          </table:table-cell>
          <table:table-cell table:style-name="ce41" office:value-type="float" office:value="252.047928968505" calcext:value-type="float">
            <text:p>252,048</text:p>
          </table:table-cell>
          <table:table-cell table:style-name="ce163" office:value-type="float" office:value="252.047928968505" calcext:value-type="float">
            <text:p>252,048</text:p>
          </table:table-cell>
          <table:table-cell table:style-name="ce127" office:value-type="float" office:value="138.455982525391" calcext:value-type="float">
            <text:p>138,5</text:p>
          </table:table-cell>
          <table:table-cell table:style-name="ce84" office:value-type="float" office:value="10.8337680513366" calcext:value-type="float">
            <text:p>10,83</text:p>
          </table:table-cell>
          <table:table-cell table:style-name="ce134" office:value-type="float" office:value="1746" calcext:value-type="float">
            <text:p>1 746</text:p>
          </table:table-cell>
          <table:table-cell table:style-name="ce138" office:value-type="float" office:value="1746" calcext:value-type="float">
            <text:p>1 746,0</text:p>
          </table:table-cell>
          <table:table-cell table:style-name="ce141" office:value-type="float" office:value="1250.1821611025" calcext:value-type="float">
            <text:p>1 250</text:p>
          </table:table-cell>
          <table:table-cell table:style-name="ce146" office:value-type="float" office:value="6046.09948518493" calcext:value-type="float">
            <text:p>6 046</text:p>
          </table:table-cell>
          <table:table-cell table:style-name="ce151" office:value-type="float" office:value="2378.01583447835" calcext:value-type="float">
            <text:p>2 378</text:p>
          </table:table-cell>
          <table:table-cell table:style-name="ce156" office:value-type="float" office:value="1608.65737947829" calcext:value-type="float">
            <text:p>1 609</text:p>
          </table:table-cell>
          <table:table-cell table:style-name="ce104" table:formula="of:=([.R9]-[.R$20])/[.R$20]" office:value-type="percentage" office:value="-0.00420636417172432" calcext:value-type="percentage">
            <text:p>-0,4 %</text:p>
          </table:table-cell>
          <table:table-cell table:style-name="ce108" table:formula="of:=([.S9]-[.S$20])/[.S$20]" office:value-type="percentage" office:value="0.0357653106312249" calcext:value-type="percentage">
            <text:p>3,6 %</text:p>
          </table:table-cell>
          <table:table-cell table:style-name="ce108" table:formula="of:=([.T9]-[.T$20])/[.T$20]" office:value-type="percentage" office:value="0.0208185996436583" calcext:value-type="percentage">
            <text:p>2,1 %</text:p>
          </table:table-cell>
          <table:table-cell table:style-name="ce112" table:formula="of:=([.U9]-[.U$20])/[.U$20]" office:value-type="percentage" office:value="0.00785202821499199" calcext:value-type="percentage">
            <text:p>0,8 %</text:p>
          </table:table-cell>
          <table:table-cell table:style-name="ce104" table:formula="of:=MIN([.V9:.Y9])" office:value-type="percentage" office:value="-0.00420636417172432" calcext:value-type="percentage">
            <text:p>-0,4 %</text:p>
          </table:table-cell>
          <table:table-cell table:style-name="ce108" table:formula="of:=MAX([.V9:.Y9])" office:value-type="percentage" office:value="0.0357653106312249" calcext:value-type="percentage">
            <text:p>3,6 %</text:p>
          </table:table-cell>
          <table:table-cell table:style-name="ce112" table:formula="of:=IF(ABS([.Z9])&gt;[.AA9];[.Z9];[.AA9])" office:value-type="percentage" office:value="0.0357653106312249" calcext:value-type="percentage">
            <text:p>3,6 %</text:p>
          </table:table-cell>
          <table:table-cell table:style-name="ce177" office:value-type="float" office:value="10.091031286" calcext:value-type="float">
            <text:p>10,1</text:p>
          </table:table-cell>
        </table:table-row>
        <table:table-row table:style-name="ro4">
          <table:table-cell table:style-name="ce13" office:value-type="string" calcext:value-type="string">
            <text:p>Fixed lifetime, round &amp; reasonable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87" office:value-type="float" office:value="10" calcext:value-type="float">
            <text:p>10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string" calcext:value-type="string">
            <text:p>NaN</text:p>
          </table:table-cell>
          <table:table-cell table:style-name="ce74" office:value-type="float" office:value="0" calcext:value-type="float">
            <text:p>0</text:p>
          </table:table-cell>
          <table:table-cell table:style-name="ce96" office:value-type="float" office:value="248.752130296201" calcext:value-type="float">
            <text:p>248,752</text:p>
          </table:table-cell>
          <table:table-cell table:style-name="ce105" office:value-type="string" calcext:value-type="string">
            <text:p>NaN</text:p>
          </table:table-cell>
          <table:table-cell table:style-name="ce121" office:value-type="float" office:value="256.195487482962" calcext:value-type="float">
            <text:p>256,195</text:p>
          </table:table-cell>
          <table:table-cell table:style-name="ce44" office:value-type="float" office:value="177.712620066082" calcext:value-type="float">
            <text:p>177,7</text:p>
          </table:table-cell>
          <table:table-cell table:style-name="ce83" office:value-type="float" office:value="8.44059357991699" calcext:value-type="float">
            <text:p>8,44</text:p>
          </table:table-cell>
          <table:table-cell table:style-name="ce131" office:value-type="float" office:value="2495" calcext:value-type="float">
            <text:p>2 495</text:p>
          </table:table-cell>
          <table:table-cell table:style-name="ce139" office:value-type="string" calcext:value-type="string">
            <text:p>NaN</text:p>
          </table:table-cell>
          <table:table-cell table:style-name="ce142" office:value-type="float" office:value="1186.3757111395" calcext:value-type="float">
            <text:p>1 186</text:p>
          </table:table-cell>
          <table:table-cell table:style-name="ce147" office:value-type="float" office:value="3495.24663576371" calcext:value-type="float">
            <text:p>3 495</text:p>
          </table:table-cell>
          <table:table-cell table:style-name="ce152" office:value-type="float" office:value="2198.19382800356" calcext:value-type="float">
            <text:p>2 198</text:p>
          </table:table-cell>
          <table:table-cell table:style-name="ce157" office:value-type="float" office:value="1484.49147820311" calcext:value-type="float">
            <text:p>1 484</text:p>
          </table:table-cell>
          <table:table-cell table:style-name="ce164" table:formula="of:=([.R10]-[.R$20])/[.R$20]" office:value-type="percentage" office:value="-0.0550294032254237" calcext:value-type="percentage">
            <text:p>-5,5 %</text:p>
          </table:table-cell>
          <table:table-cell table:style-name="ce164" table:formula="of:=([.S10]-[.S$20])/[.S$20]" office:value-type="percentage" office:value="-0.401224669508757" calcext:value-type="percentage">
            <text:p>-40,1 %</text:p>
          </table:table-cell>
          <table:table-cell table:style-name="ce164" table:formula="of:=([.T10]-[.T$20])/[.T$20]" office:value-type="percentage" office:value="-0.0563741785427727" calcext:value-type="percentage">
            <text:p>-5,6 %</text:p>
          </table:table-cell>
          <table:table-cell table:style-name="ce164" table:formula="of:=([.U10]-[.U$20])/[.U$20]" office:value-type="percentage" office:value="-0.0699400840344899" calcext:value-type="percentage">
            <text:p>-7,0 %</text:p>
          </table:table-cell>
          <table:table-cell table:style-name="ce161" table:formula="of:=MIN([.V10:.Y10])" office:value-type="percentage" office:value="-0.401224669508757" calcext:value-type="percentage">
            <text:p>-40,1 %</text:p>
          </table:table-cell>
          <table:table-cell table:style-name="ce164" table:formula="of:=MAX([.V10:.Y10])" office:value-type="percentage" office:value="-0.0550294032254237" calcext:value-type="percentage">
            <text:p>-5,5 %</text:p>
          </table:table-cell>
          <table:table-cell table:style-name="ce173" table:formula="of:=IF(ABS([.Z10])&gt;[.AA10];[.Z10];[.AA10])" office:value-type="percentage" office:value="-0.401224669508757" calcext:value-type="percentage">
            <text:p>-40,1 %</text:p>
          </table:table-cell>
          <table:table-cell table:style-name="ce178" office:value-type="float" office:value="4.825813394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matching rgain=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.687" calcext:value-type="float">
            <text:p>10,687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1809" calcext:value-type="float">
            <text:p>1809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5.985819407251" calcext:value-type="float">
            <text:p>245,986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5.241156019004" calcext:value-type="float">
            <text:p>255,241</text:p>
          </table:table-cell>
          <table:table-cell table:style-name="ce20" office:value-type="float" office:value="173.794481448787" calcext:value-type="float">
            <text:p>173,8</text:p>
          </table:table-cell>
          <table:table-cell table:style-name="ce57" office:value-type="float" office:value="8.6308839469222" calcext:value-type="float">
            <text:p>8,63</text:p>
          </table:table-cell>
          <table:table-cell office:value-type="float" office:value="2403" calcext:value-type="float">
            <text:p>2 403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69.67426160096" calcext:value-type="float">
            <text:p>1 170</text:p>
          </table:table-cell>
          <table:table-cell office:value-type="float" office:value="3823.27974760013" calcext:value-type="float">
            <text:p>3 823</text:p>
          </table:table-cell>
          <table:table-cell office:value-type="float" office:value="2265.84195910124" calcext:value-type="float">
            <text:p>2 266</text:p>
          </table:table-cell>
          <table:table-cell office:value-type="float" office:value="1479.32232016639" calcext:value-type="float">
            <text:p>1 479</text:p>
          </table:table-cell>
          <table:table-cell table:style-name="ce165" table:formula="of:=([.R11]-[.R$20])/[.R$20]" office:value-type="percentage" office:value="-0.0683324223189921" calcext:value-type="percentage">
            <text:p>-6,8 %</text:p>
          </table:table-cell>
          <table:table-cell table:style-name="ce165" table:formula="of:=([.S11]-[.S$20])/[.S$20]" office:value-type="percentage" office:value="-0.34502888265293" calcext:value-type="percentage">
            <text:p>-34,5 %</text:p>
          </table:table-cell>
          <table:table-cell table:style-name="ce165" table:formula="of:=([.T11]-[.T$20])/[.T$20]" office:value-type="percentage" office:value="-0.0273346450567425" calcext:value-type="percentage">
            <text:p>-2,7 %</text:p>
          </table:table-cell>
          <table:table-cell table:style-name="ce165" table:formula="of:=([.U11]-[.U$20])/[.U$20]" office:value-type="percentage" office:value="-0.073178652096237" calcext:value-type="percentage">
            <text:p>-7,3 %</text:p>
          </table:table-cell>
          <table:table-cell table:formula="of:=MIN([.V11:.Y11])" office:value-type="percentage" office:value="-0.34502888265293" calcext:value-type="percentage">
            <text:p>-34,5 %</text:p>
          </table:table-cell>
          <table:table-cell table:style-name="ce165" table:formula="of:=MAX([.V11:.Y11])" office:value-type="percentage" office:value="-0.0273346450567425" calcext:value-type="percentage">
            <text:p>-2,7 %</text:p>
          </table:table-cell>
          <table:table-cell table:formula="of:=IF(ABS([.Z11])&gt;[.AA11];[.Z11];[.AA11])" office:value-type="percentage" office:value="-0.34502888265293" calcext:value-type="percentage">
            <text:p>-34,5 %</text:p>
          </table:table-cell>
          <table:table-cell office:value-type="float" office:value="4.773708389" calcext:value-type="float">
            <text:p>4,8</text:p>
          </table:table-cell>
        </table:table-row>
        <table:table-row table:style-name="ro4">
          <table:table-cell office:value-type="string" calcext:value-type="string">
            <text:p>Fixed lifetime, optimistic 15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aN</text:p>
          </table:table-cell>
          <table:table-cell office:value-type="float" office:value="0" calcext:value-type="float">
            <text:p>0</text:p>
          </table:table-cell>
          <table:table-cell office:value-type="float" office:value="241.537472034369" calcext:value-type="float">
            <text:p>241,537</text:p>
          </table:table-cell>
          <table:table-cell table:style-name="ce109" office:value-type="string" calcext:value-type="string">
            <text:p>NaN</text:p>
          </table:table-cell>
          <table:table-cell office:value-type="float" office:value="253.072480525079" calcext:value-type="float">
            <text:p>253,072</text:p>
          </table:table-cell>
          <table:table-cell table:style-name="ce20" office:value-type="float" office:value="166.517508426856" calcext:value-type="float">
            <text:p>166,5</text:p>
          </table:table-cell>
          <table:table-cell table:style-name="ce57" office:value-type="float" office:value="9.00806175981721" calcext:value-type="float">
            <text:p>9,01</text:p>
          </table:table-cell>
          <table:table-cell office:value-type="float" office:value="2060" calcext:value-type="float">
            <text:p>2 060</text:p>
          </table:table-cell>
          <table:table-cell table:style-name="ce70" office:value-type="string" calcext:value-type="string">
            <text:p>NaN</text:p>
          </table:table-cell>
          <table:table-cell office:value-type="float" office:value="1128.93963519849" calcext:value-type="float">
            <text:p>1 129</text:p>
          </table:table-cell>
          <table:table-cell office:value-type="float" office:value="4840.53332521231" calcext:value-type="float">
            <text:p>4 841</text:p>
          </table:table-cell>
          <table:table-cell office:value-type="float" office:value="2589.11133250693" calcext:value-type="float">
            <text:p>2 589</text:p>
          </table:table-cell>
          <table:table-cell office:value-type="float" office:value="1452.15418455204" calcext:value-type="float">
            <text:p>1 452</text:p>
          </table:table-cell>
          <table:table-cell table:style-name="ce165" table:formula="of:=([.R12]-[.R$20])/[.R$20]" office:value-type="percentage" office:value="-0.100778319398223" calcext:value-type="percentage">
            <text:p>-10,1 %</text:p>
          </table:table-cell>
          <table:table-cell table:style-name="ce165" table:formula="of:=([.S12]-[.S$20])/[.S$20]" office:value-type="percentage" office:value="-0.170761824959291" calcext:value-type="percentage">
            <text:p>-17,1 %</text:p>
          </table:table-cell>
          <table:table-cell table:style-name="ce165" table:formula="of:=([.T12]-[.T$20])/[.T$20]" office:value-type="percentage" office:value="0.111436251370055" calcext:value-type="percentage">
            <text:p>11,1 %</text:p>
          </table:table-cell>
          <table:table-cell table:style-name="ce165" table:formula="of:=([.U12]-[.U$20])/[.U$20]" office:value-type="percentage" office:value="-0.0901999649817831" calcext:value-type="percentage">
            <text:p>-9,0 %</text:p>
          </table:table-cell>
          <table:table-cell table:formula="of:=MIN([.V12:.Y12])" office:value-type="percentage" office:value="-0.170761824959291" calcext:value-type="percentage">
            <text:p>-17,1 %</text:p>
          </table:table-cell>
          <table:table-cell table:style-name="ce165" table:formula="of:=MAX([.V12:.Y12])" office:value-type="percentage" office:value="0.111436251370055" calcext:value-type="percentage">
            <text:p>11,1 %</text:p>
          </table:table-cell>
          <table:table-cell table:formula="of:=IF(ABS([.Z12])&gt;[.AA12];[.Z12];[.AA12])" office:value-type="percentage" office:value="-0.170761824959291" calcext:value-type="percentage">
            <text:p>-17,1 %</text:p>
          </table:table-cell>
          <table:table-cell office:value-type="float" office:value="5.601173424" calcext:value-type="float">
            <text:p>5,6</text:p>
          </table:table-cell>
        </table:table-row>
        <table:table-row table:style-name="ro4">
          <table:table-cell table:style-name="ce29" office:value-type="string" calcext:value-type="string">
            <text:p>Fixed lifetime, convergence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7.877" calcext:value-type="float">
            <text:p>7,877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760" calcext:value-type="float">
            <text:p>2760</text:p>
          </table:table-cell>
          <table:table-cell table:style-name="ce76" office:value-type="float" office:value="0" calcext:value-type="float">
            <text:p>0</text:p>
          </table:table-cell>
          <table:table-cell table:style-name="ce82" office:value-type="string" calcext:value-type="string">
            <text:p>NaN</text:p>
          </table:table-cell>
          <table:table-cell table:style-name="ce76" office:value-type="float" office:value="0" calcext:value-type="float">
            <text:p>0</text:p>
          </table:table-cell>
          <table:table-cell table:style-name="ce38" office:value-type="float" office:value="259.50222871624" calcext:value-type="float">
            <text:p>259,502</text:p>
          </table:table-cell>
          <table:table-cell table:style-name="ce110" office:value-type="string" calcext:value-type="string">
            <text:p>NaN</text:p>
          </table:table-cell>
          <table:table-cell table:style-name="ce122" office:value-type="float" office:value="259.50222871624" calcext:value-type="float">
            <text:p>259,502</text:p>
          </table:table-cell>
          <table:table-cell table:style-name="ce36" office:value-type="float" office:value="190.420771431728" calcext:value-type="float">
            <text:p>190,4</text:p>
          </table:table-cell>
          <table:table-cell table:style-name="ce84" office:value-type="float" office:value="7.87729189794718" calcext:value-type="float">
            <text:p>7,88</text:p>
          </table:table-cell>
          <table:table-cell table:style-name="ce135" office:value-type="float" office:value="2760" calcext:value-type="float">
            <text:p>2 760</text:p>
          </table:table-cell>
          <table:table-cell table:style-name="ce71" office:value-type="string" calcext:value-type="string">
            <text:p>NaN</text:p>
          </table:table-cell>
          <table:table-cell table:style-name="ce141" office:value-type="float" office:value="1227.36575581792" calcext:value-type="float">
            <text:p>1 227</text:p>
          </table:table-cell>
          <table:table-cell table:style-name="ce146" office:value-type="float" office:value="2705.75650108218" calcext:value-type="float">
            <text:p>2 706</text:p>
          </table:table-cell>
          <table:table-cell table:style-name="ce151" office:value-type="float" office:value="2072.78272790538" calcext:value-type="float">
            <text:p>2 073</text:p>
          </table:table-cell>
          <table:table-cell table:style-name="ce156" office:value-type="float" office:value="1477.07454040151" calcext:value-type="float">
            <text:p>1 477</text:p>
          </table:table-cell>
          <table:table-cell table:style-name="ce108" table:formula="of:=([.R13]-[.R$20])/[.R$20]" office:value-type="percentage" office:value="-0.0223800606791412" calcext:value-type="percentage">
            <text:p>-2,2 %</text:p>
          </table:table-cell>
          <table:table-cell table:style-name="ce108" table:formula="of:=([.S13]-[.S$20])/[.S$20]" office:value-type="percentage" office:value="-0.536473270130103" calcext:value-type="percentage">
            <text:p>-53,6 %</text:p>
          </table:table-cell>
          <table:table-cell table:style-name="ce108" table:formula="of:=([.T13]-[.T$20])/[.T$20]" office:value-type="percentage" office:value="-0.110209809797128" calcext:value-type="percentage">
            <text:p>-11,0 %</text:p>
          </table:table-cell>
          <table:table-cell table:style-name="ce108" table:formula="of:=([.U13]-[.U$20])/[.U$20]" office:value-type="percentage" office:value="-0.0745869254948583" calcext:value-type="percentage">
            <text:p>-7,5 %</text:p>
          </table:table-cell>
          <table:table-cell table:style-name="ce104" table:formula="of:=MIN([.V13:.Y13])" office:value-type="percentage" office:value="-0.536473270130103" calcext:value-type="percentage">
            <text:p>-53,6 %</text:p>
          </table:table-cell>
          <table:table-cell table:style-name="ce108" table:formula="of:=MAX([.V13:.Y13])" office:value-type="percentage" office:value="-0.0223800606791412" calcext:value-type="percentage">
            <text:p>-2,2 %</text:p>
          </table:table-cell>
          <table:table-cell table:style-name="ce112" table:formula="of:=IF(ABS([.Z13])&gt;[.AA13];[.Z13];[.AA13])" office:value-type="percentage" office:value="-0.536473270130103" calcext:value-type="percentage">
            <text:p>-53,6 %</text:p>
          </table:table-cell>
          <table:table-cell table:style-name="ce177" office:value-type="float" office:value="4.764033685" calcext:value-type="float">
            <text:p>4,8</text:p>
          </table:table-cell>
        </table:table-row>
        <table:table-row table:style-name="ro4">
          <table:table-cell table:style-name="ce13" office:value-type="string" calcext:value-type="string">
            <text:p><text:span text:style-name="T2">Usage penalty</text:span>, variant 1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2" calcext:value-type="float">
            <text:p>2,0</text:p>
          </table:table-cell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5" calcext:value-type="float">
            <text:p>15</text:p>
          </table:table-cell>
          <table:table-cell table:style-name="ce54" office:value-type="boolean" office:boolean-value="true" calcext:value-type="boolean">
            <text:p>VRAI</text:p>
          </table:table-cell>
          <table:table-cell table:style-name="ce30" office:value-type="float" office:value="2000" calcext:value-type="float">
            <text:p>2000</text:p>
          </table:table-cell>
          <table:table-cell table:style-name="ce74" office:value-type="float" office:value="0" calcext:value-type="float">
            <text:p>0</text:p>
          </table:table-cell>
          <table:table-cell table:style-name="ce83" office:value-type="float" office:value="2" calcext:value-type="float">
            <text:p>2,00</text:p>
          </table:table-cell>
          <table:table-cell table:style-name="ce87" office:value-type="float" office:value="1" calcext:value-type="float">
            <text:p>1</text:p>
          </table:table-cell>
          <table:table-cell table:style-name="ce96" office:value-type="float" office:value="234.926184323599" calcext:value-type="float">
            <text:p>234,926</text:p>
          </table:table-cell>
          <table:table-cell table:style-name="ce113" office:value-type="float" office:value="254.087085021345" calcext:value-type="float">
            <text:p>254,087</text:p>
          </table:table-cell>
          <table:table-cell table:style-name="ce121" office:value-type="float" office:value="257.809915050326" calcext:value-type="float">
            <text:p>257,810</text:p>
          </table:table-cell>
          <table:table-cell table:style-name="ce44" office:value-type="float" office:value="172.388805526133" calcext:value-type="float">
            <text:p>172,4</text:p>
          </table:table-cell>
          <table:table-cell table:style-name="ce83" office:value-type="float" office:value="8.70126105591356" calcext:value-type="float">
            <text:p>8,70</text:p>
          </table:table-cell>
          <table:table-cell table:style-name="ce131" office:value-type="float" office:value="2653" calcext:value-type="float">
            <text:p>2 653</text:p>
          </table:table-cell>
          <table:table-cell table:style-name="ce131" office:value-type="float" office:value="2214.76657621429" calcext:value-type="float">
            <text:p>2 215</text:p>
          </table:table-cell>
          <table:table-cell table:style-name="ce142" office:value-type="float" office:value="1221.40201038558" calcext:value-type="float">
            <text:p>1 221</text:p>
          </table:table-cell>
          <table:table-cell table:style-name="ce147" office:value-type="float" office:value="2811.92489942049" calcext:value-type="float">
            <text:p>2 812</text:p>
          </table:table-cell>
          <table:table-cell table:style-name="ce152" office:value-type="float" office:value="1817.17973269158" calcext:value-type="float">
            <text:p>1 817</text:p>
          </table:table-cell>
          <table:table-cell table:style-name="ce157" office:value-type="float" office:value="1635.95467894743" calcext:value-type="float">
            <text:p>1 636</text:p>
          </table:table-cell>
          <table:table-cell table:style-name="ce164" table:formula="of:=([.R14]-[.R$20])/[.R$20]" office:value-type="percentage" office:value="-0.0271302962304043" calcext:value-type="percentage">
            <text:p>-2,7 %</text:p>
          </table:table-cell>
          <table:table-cell table:style-name="ce164" table:formula="of:=([.S14]-[.S$20])/[.S$20]" office:value-type="percentage" office:value="-0.518285421194842" calcext:value-type="percentage">
            <text:p>-51,8 %</text:p>
          </table:table-cell>
          <table:table-cell table:style-name="ce164" table:formula="of:=([.T14]-[.T$20])/[.T$20]" office:value-type="percentage" office:value="-0.219933339748355" calcext:value-type="percentage">
            <text:p>-22,0 %</text:p>
          </table:table-cell>
          <table:table-cell table:style-name="ce164" table:formula="of:=([.U14]-[.U$20])/[.U$20]" office:value-type="percentage" office:value="0.0249542645182172" calcext:value-type="percentage">
            <text:p>2,5 %</text:p>
          </table:table-cell>
          <table:table-cell table:formula="of:=MIN([.V14:.Y14])" office:value-type="percentage" office:value="-0.518285421194842" calcext:value-type="percentage">
            <text:p>-51,8 %</text:p>
          </table:table-cell>
          <table:table-cell table:formula="of:=MAX([.V14:.Y14])" office:value-type="percentage" office:value="0.0249542645182172" calcext:value-type="percentage">
            <text:p>2,5 %</text:p>
          </table:table-cell>
          <table:table-cell table:formula="of:=IF(ABS([.Z14])&gt;[.AA14];[.Z14];[.AA14])" office:value-type="percentage" office:value="-0.518285421194842" calcext:value-type="percentage">
            <text:p>-51,8 %</text:p>
          </table:table-cell>
          <table:table-cell table:style-name="ce178" office:value-type="float" office:value="6.564529086" calcext:value-type="float">
            <text:p>6,6</text:p>
          </table:table-cell>
        </table:table-row>
        <table:table-row table:style-name="ro4">
          <table:table-cell office:value-type="string" calcext:value-type="string">
            <text:p><text:span text:style-name="T2">Usage penalty</text:span>, variant 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table:style-name="ce68" office:value-type="boolean" office:boolean-value="true" calcext:value-type="boolean">
            <text:p>VRAI</text:p>
          </table:table-cell>
          <table:table-cell office:value-type="float" office:value="2000" calcext:value-type="float">
            <text:p>2000</text:p>
          </table:table-cell>
          <table:table-cell table:style-name="ce75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212.675499603683" calcext:value-type="float">
            <text:p>212,675</text:p>
          </table:table-cell>
          <table:table-cell office:value-type="float" office:value="250.359921356564" calcext:value-type="float">
            <text:p>250,360</text:p>
          </table:table-cell>
          <table:table-cell table:style-name="ce160" office:value-type="float" office:value="250.713726245864" calcext:value-type="float">
            <office:annotation draw:style-name="gr1" draw:text-style-name="P2" svg:width="2.899cm" svg:height="1.799cm" svg:x="26.543cm" svg:y="5.427cm" draw:caption-point-x="-0.61cm" draw:caption-point-y="1.51cm">
              <dc:creator>PH</dc:creator>
              <dc:date>2024-11-18T00:00:00</dc:date>
              <text:p text:style-name="P1"><text:span text:style-name="T1">Best NS cost</text:span></text:p>
            </office:annotation>
            <text:p>250,714</text:p>
          </table:table-cell>
          <table:table-cell table:style-name="ce20" office:value-type="float" office:value="141.76510538524" calcext:value-type="float">
            <text:p>141,8</text:p>
          </table:table-cell>
          <table:table-cell table:style-name="ce57" office:value-type="float" office:value="10.5808830453998" calcext:value-type="float">
            <text:p>10,58</text:p>
          </table:table-cell>
          <table:table-cell office:value-type="float" office:value="1864" calcext:value-type="float">
            <text:p>1 864</text:p>
          </table:table-cell>
          <table:table-cell table:style-name="ce50" office:value-type="float" office:value="1818.39397079535" calcext:value-type="float">
            <text:p>1 818</text:p>
          </table:table-cell>
          <table:table-cell office:value-type="float" office:value="1118.97626884988" calcext:value-type="float">
            <text:p>1 119</text:p>
          </table:table-cell>
          <table:table-cell office:value-type="float" office:value="5859.49928719196" calcext:value-type="float">
            <text:p>5 859</text:p>
          </table:table-cell>
          <table:table-cell office:value-type="float" office:value="2308.38132112876" calcext:value-type="float">
            <text:p>2 308</text:p>
          </table:table-cell>
          <table:table-cell office:value-type="float" office:value="1561.7502031271" calcext:value-type="float">
            <text:p>1 562</text:p>
          </table:table-cell>
          <table:table-cell table:style-name="ce165" table:formula="of:=([.R15]-[.R$20])/[.R$20]" office:value-type="percentage" office:value="-0.108714328333611" calcext:value-type="percentage">
            <text:p>-10,9 %</text:p>
          </table:table-cell>
          <table:table-cell table:style-name="ce165" table:formula="of:=([.S15]-[.S$20])/[.S$20]" office:value-type="percentage" office:value="0.00379858356832664" calcext:value-type="percentage">
            <text:p>0,4 %</text:p>
          </table:table-cell>
          <table:table-cell table:style-name="ce165" table:formula="of:=([.T15]-[.T$20])/[.T$20]" office:value-type="percentage" office:value="-0.00907363461894035" calcext:value-type="percentage">
            <text:p>-0,9 %</text:p>
          </table:table-cell>
          <table:table-cell table:style-name="ce165" table:formula="of:=([.U15]-[.U$20])/[.U$20]" office:value-type="percentage" office:value="-0.0215361394747105" calcext:value-type="percentage">
            <text:p>-2,2 %</text:p>
          </table:table-cell>
          <table:table-cell table:formula="of:=MIN([.V15:.Y15])" office:value-type="percentage" office:value="-0.108714328333611" calcext:value-type="percentage">
            <text:p>-10,9 %</text:p>
          </table:table-cell>
          <table:table-cell table:style-name="ce165" table:formula="of:=MAX([.V15:.Y15])" office:value-type="percentage" office:value="0.00379858356832664" calcext:value-type="percentage">
            <text:p>0,4 %</text:p>
          </table:table-cell>
          <table:table-cell table:formula="of:=IF(ABS([.Z15])&gt;[.AA15];[.Z15];[.AA15])" office:value-type="percentage" office:value="-0.108714328333611" calcext:value-type="percentage">
            <text:p>-10,9 %</text:p>
          </table:table-cell>
          <table:table-cell office:value-type="float" office:value="6.594135257" calcext:value-type="float">
            <text:p>6,6</text:p>
          </table:table-cell>
        </table:table-row>
        <table:table-row table:style-name="ro4">
          <table:table-cell office:value-type="string" calcext:value-type="string">
            <text:p>10 y storage: our metho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</text:p>
          </table:table-cell>
          <table:table-cell office:value-type="float" office:value="1500" calcext:value-type="float">
            <text:p>1500</text:p>
          </table:table-cell>
          <table:table-cell table:style-name="ce72" office:value-type="float" office:value="10" calcext:value-type="float">
            <text:p>10</text:p>
          </table:table-cell>
          <table:table-cell office:value-type="boolean" office:boolean-value="false" calcext:value-type="boolean">
            <text:p>FAUX</text:p>
          </table:table-cell>
          <table:table-cell table:style-name="ce60" office:value-type="string" calcext:value-type="string">
            <text:p>2000 ~ NaN?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office:value-type="float" office:value="250.492323824137" calcext:value-type="float">
            <text:p>250,492</text:p>
          </table:table-cell>
          <table:table-cell office:value-type="float" office:value="250.532647614593" calcext:value-type="float">
            <text:p>250,533</text:p>
          </table:table-cell>
          <table:table-cell table:style-name="ce162" office:value-type="float" office:value="252.011337909787" calcext:value-type="float">
            <text:p>252,011</text:p>
          </table:table-cell>
          <table:table-cell table:style-name="ce20" office:value-type="float" office:value="150.125585511352" calcext:value-type="float">
            <text:p>150,1</text:p>
          </table:table-cell>
          <table:table-cell table:style-name="ce130" office:value-type="float" office:value="9.99163463636634" calcext:value-type="float">
            <text:p>9,99</text:p>
          </table:table-cell>
          <table:table-cell office:value-type="float" office:value="1965" calcext:value-type="float">
            <text:p>1 965</text:p>
          </table:table-cell>
          <table:table-cell table:style-name="ce50" office:value-type="float" office:value="1784.96937441562" calcext:value-type="float">
            <text:p>1 785</text:p>
          </table:table-cell>
          <table:table-cell office:value-type="float" office:value="1184.40406115356" calcext:value-type="float">
            <text:p>1 184</text:p>
          </table:table-cell>
          <table:table-cell office:value-type="float" office:value="5131.23383482928" calcext:value-type="float">
            <text:p>5 131</text:p>
          </table:table-cell>
          <table:table-cell office:value-type="float" office:value="2296.43042940798" calcext:value-type="float">
            <text:p>2 296</text:p>
          </table:table-cell>
          <table:table-cell office:value-type="float" office:value="1583.98988980527" calcext:value-type="float">
            <text:p>1 584</text:p>
          </table:table-cell>
          <table:table-cell table:style-name="ce165" table:formula="of:=([.R16]-[.R$20])/[.R$20]" office:value-type="percentage" office:value="-0.0565998595710403" calcext:value-type="percentage">
            <text:p>-5,7 %</text:p>
          </table:table-cell>
          <table:table-cell table:style-name="ce165" table:formula="of:=([.S16]-[.S$20])/[.S$20]" office:value-type="percentage" office:value="-0.120961535635261" calcext:value-type="percentage">
            <text:p>-12,1 %</text:p>
          </table:table-cell>
          <table:table-cell table:style-name="ce165" table:formula="of:=([.T16]-[.T$20])/[.T$20]" office:value-type="percentage" office:value="-0.0142038328177998" calcext:value-type="percentage">
            <text:p>-1,4 %</text:p>
          </table:table-cell>
          <table:table-cell table:style-name="ce165" table:formula="of:=([.U16]-[.U$20])/[.U$20]" office:value-type="percentage" office:value="-0.0076025861827541" calcext:value-type="percentage">
            <text:p>-0,8 %</text:p>
          </table:table-cell>
          <table:table-cell table:formula="of:=MIN([.V16:.Y16])" office:value-type="percentage" office:value="-0.120961535635261" calcext:value-type="percentage">
            <text:p>-12,1 %</text:p>
          </table:table-cell>
          <table:table-cell table:style-name="ce165" table:formula="of:=MAX([.V16:.Y16])" office:value-type="percentage" office:value="-0.0076025861827541" calcext:value-type="percentage">
            <text:p>-0,8 %</text:p>
          </table:table-cell>
          <table:table-cell table:formula="of:=IF(ABS([.Z16])&gt;[.AA16];[.Z16];[.AA16])" office:value-type="percentage" office:value="-0.120961535635261" calcext:value-type="percentage">
            <text:p>-12,1 %</text:p>
          </table:table-cell>
          <table:table-cell office:value-type="float" office:value="14.016768886" calcext:value-type="float">
            <text:p>14,0</text:p>
          </table:table-cell>
        </table:table-row>
        <table:table-row table:style-name="ro4">
          <table:table-cell table:style-name="ce29" office:value-type="string" calcext:value-type="string">
            <text:p>10 y storage: usage penalty variant 3</text:p>
          </table:table-cell>
          <table:table-cell table:style-name="ce5" office:value-type="float" office:value="0" calcext:value-type="float">
            <text:p>0</text:p>
          </table:table-cell>
          <table:table-cell table:style-name="ce36" office:value-type="float" office:value="2" calcext:value-type="float">
            <text:p>2,0</text:p>
          </table:table-cell>
          <table:table-cell table:style-name="ce5" office:value-type="float" office:value="1500" calcext:value-type="float">
            <text:p>1500</text:p>
          </table:table-cell>
          <table:table-cell table:style-name="ce88" office:value-type="float" office:value="10" calcext:value-type="float">
            <text:p>10</text:p>
          </table:table-cell>
          <table:table-cell table:style-name="ce69" office:value-type="boolean" office:boolean-value="true" calcext:value-type="boolean">
            <text:p>VRAI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" calcext:value-type="float">
            <text:p>10</text:p>
          </table:table-cell>
          <table:table-cell table:style-name="ce84" office:value-type="float" office:value="2" calcext:value-type="float">
            <text:p>2,00</text:p>
          </table:table-cell>
          <table:table-cell table:style-name="ce88" office:value-type="float" office:value="3" calcext:value-type="float">
            <text:p>3</text:p>
          </table:table-cell>
          <table:table-cell table:style-name="ce38" office:value-type="float" office:value="247.385260315362" calcext:value-type="float">
            <text:p>247,385</text:p>
          </table:table-cell>
          <table:table-cell table:style-name="ce41" office:value-type="float" office:value="260.967169229969" calcext:value-type="float">
            <text:p>260,967</text:p>
          </table:table-cell>
          <table:table-cell table:style-name="ce122" office:value-type="float" office:value="269.243720593372" calcext:value-type="float">
            <text:p>269,244</text:p>
          </table:table-cell>
          <table:table-cell table:style-name="ce36" office:value-type="float" office:value="217.268182429734" calcext:value-type="float">
            <text:p>217,3</text:p>
          </table:table-cell>
          <table:table-cell table:style-name="ce84" office:value-type="float" office:value="6.90391010421007" calcext:value-type="float">
            <text:p>6,90</text:p>
          </table:table-cell>
          <table:table-cell table:style-name="ce135" office:value-type="float" office:value="3348" calcext:value-type="float">
            <text:p>3 348</text:p>
          </table:table-cell>
          <table:table-cell table:style-name="ce135" office:value-type="float" office:value="2457.91062041325" calcext:value-type="float">
            <text:p>2 458</text:p>
          </table:table-cell>
          <table:table-cell table:style-name="ce141" office:value-type="float" office:value="1335.25470564345" calcext:value-type="float">
            <text:p>1 335</text:p>
          </table:table-cell>
          <table:table-cell table:style-name="ce146" office:value-type="float" office:value="881.201625139645" calcext:value-type="float">
            <text:p>881</text:p>
          </table:table-cell>
          <table:table-cell table:style-name="ce151" office:value-type="float" office:value="1535.08380962598" calcext:value-type="float">
            <text:p>1 535</text:p>
          </table:table-cell>
          <table:table-cell table:style-name="ce156" office:value-type="float" office:value="1684.88475092086" calcext:value-type="float">
            <text:p>1 685</text:p>
          </table:table-cell>
          <table:table-cell table:style-name="ce108" table:formula="of:=([.R17]-[.R$20])/[.R$20]" office:value-type="percentage" office:value="0.0635555197147712" calcext:value-type="percentage">
            <text:p>6,4 %</text:p>
          </table:table-cell>
          <table:table-cell table:style-name="ce108" table:formula="of:=([.S17]-[.S$20])/[.S$20]" office:value-type="percentage" office:value="-0.849040182479963" calcext:value-type="percentage">
            <text:p>-84,9 %</text:p>
          </table:table-cell>
          <table:table-cell table:style-name="ce108" table:formula="of:=([.T17]-[.T$20])/[.T$20]" office:value-type="percentage" office:value="-0.341029575094567" calcext:value-type="percentage">
            <text:p>-34,1 %</text:p>
          </table:table-cell>
          <table:table-cell table:style-name="ce108" table:formula="of:=([.U17]-[.U$20])/[.U$20]" office:value-type="percentage" office:value="0.0556098117517245" calcext:value-type="percentage">
            <text:p>5,6 %</text:p>
          </table:table-cell>
          <table:table-cell table:style-name="ce104" table:formula="of:=MIN([.V17:.Y17])" office:value-type="percentage" office:value="-0.849040182479963" calcext:value-type="percentage">
            <text:p>-84,9 %</text:p>
          </table:table-cell>
          <table:table-cell table:style-name="ce108" table:formula="of:=MAX([.V17:.Y17])" office:value-type="percentage" office:value="0.0635555197147712" calcext:value-type="percentage">
            <text:p>6,4 %</text:p>
          </table:table-cell>
          <table:table-cell table:style-name="ce112" table:formula="of:=IF(ABS([.Z17])&gt;[.AA17];[.Z17];[.AA17])" office:value-type="percentage" office:value="-0.849040182479963" calcext:value-type="percentage">
            <text:p>-84,9 %</text:p>
          </table:table-cell>
          <table:table-cell table:style-name="ce177" office:value-type="float" office:value="6.614885271" calcext:value-type="float">
            <text:p>6,6</text:p>
          </table:table-cell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 table:number-columns-repeated="4"/>
        </table:table-row>
        <table:table-row table:style-name="ro4">
          <table:table-cell table:style-name="Default" office:value-type="string" calcext:value-type="string">
            <text:p>Choice of comparison baseline</text:p>
          </table:table-cell>
          <table:table-cell table:style-name="ce24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40"/>
          <table:table-cell/>
          <table:table-cell table:style-name="ce40"/>
          <table:table-cell table:style-name="Default" table:number-columns-repeated="4"/>
          <table:table-cell table:style-name="ce143"/>
          <table:table-cell table:style-name="ce148"/>
          <table:table-cell table:style-name="ce153"/>
          <table:table-cell table:style-name="ce158"/>
          <table:table-cell table:number-columns-repeated="4"/>
          <table:table-cell table:style-name="Default" table:number-columns-repeated="4"/>
        </table:table-row>
        <table:table-row table:style-name="ro4">
          <table:table-cell table:style-name="ce16" table:formula="of:=INDEX([.A4:.A17];[.$B19])" office:value-type="string" office:string-value="Base case, rgain=2.0" calcext:value-type="string">
            <text:p>Base case, rgain=2.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98" table:formula="of:=INDEX([.K4:.K17];[.$B19])" office:value-type="float" office:value="250.239373393868" calcext:value-type="float">
            <text:p>250,239</text:p>
          </table:table-cell>
          <table:table-cell table:style-name="ce123" table:formula="of:=INDEX([.L4:.L17];[.$B19])" office:value-type="float" office:value="250.260110603911" calcext:value-type="float">
            <text:p>250,260</text:p>
          </table:table-cell>
          <table:table-cell table:style-name="ce174" table:formula="of:=INDEX([.M4:.M17];[.$B19])" office:value-type="float" office:value="252.218339057063" calcext:value-type="float">
            <text:p>252,218</text:p>
          </table:table-cell>
          <table:table-cell table:style-name="ce55" table:number-columns-repeated="4"/>
          <table:table-cell table:style-name="ce198" table:formula="of:=INDEX([.R4:.R17];[.$B19])" office:value-type="float" office:value="1255.46309608881" calcext:value-type="float">
            <text:p>1 255</text:p>
          </table:table-cell>
          <table:table-cell table:style-name="ce203" table:formula="of:=INDEX([.S4:.S17];[.$B19])" office:value-type="float" office:value="5837.32571763797" calcext:value-type="float">
            <text:p>5 837</text:p>
          </table:table-cell>
          <table:table-cell table:style-name="ce208" table:formula="of:=INDEX([.T4:.T17];[.$B19])" office:value-type="float" office:value="2329.51852102661" calcext:value-type="float">
            <text:p>2 330</text:p>
          </table:table-cell>
          <table:table-cell table:style-name="ce213" table:formula="of:=INDEX([.U4:.U17];[.$B19])" office:value-type="float" office:value="1596.12456436426" calcext:value-type="float">
            <text:p>1 596</text:p>
          </table:table-cell>
          <table:table-cell table:number-columns-repeated="4"/>
          <table:table-cell table:style-name="Default" table:number-columns-repeated="4"/>
        </table:table-row>
        <calcext:conditional-formats>
          <calcext:conditional-format calcext:target-range-address="data.K4:data.M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V4:data.AB17">
            <calcext:color-scale>
              <calcext:color-scale-entry calcext:value="0" calcext:type="minimum" calcext:color="#ef9a9a"/>
              <calcext:color-scale-entry calcext:value="50" calcext:type="percentile" calcext:color="#fafafa"/>
              <calcext:color-scale-entry calcext:value="0" calcext:type="maximum" calcext:color="#90caf9"/>
            </calcext:color-scale>
          </calcext:conditional-format>
          <calcext:conditional-format calcext:target-range-address="data.R4:data.R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S4:data.S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T4:data.T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U4:data.U20">
            <calcext:data-bar calcext:gradient="false" calcext:max-length="100" calcext:negative-color="#ff0000" calcext:positive-color="#90caf9" calcext:axis-color="#000000">
              <calcext:formatting-entry calcext:value="0" calcext:type="minimum"/>
              <calcext:formatting-entry calcext:value="0" calcext:type="maximum"/>
            </calcext:data-bar>
          </calcext:conditional-format>
          <calcext:conditional-format calcext:target-range-address="data.AC4:data.AC17">
            <calcext:color-scale>
              <calcext:color-scale-entry calcext:value="0" calcext:type="minimum" calcext:color="#fafafa"/>
              <calcext:color-scale-entry calcext:value="0" calcext:type="maximum" calcext:color="#ef9a9a"/>
            </calcext:color-scale>
          </calcext:conditional-format>
        </calcext:conditional-formats>
      </table:table>
      <table:table table:name="article table" table:style-name="ta1">
        <office:forms form:automatic-focus="false" form:apply-design-mode="false"/>
        <table:table-column table:style-name="co20" table:default-cell-style-name="Default"/>
        <table:table-column table:style-name="co19" table:number-columns-repeated="2" table:default-cell-style-name="Default"/>
        <table:table-column table:style-name="co21" table:default-cell-style-name="Default"/>
        <table:table-column table:style-name="co21" table:default-cell-style-name="ce57"/>
        <table:table-column table:style-name="co22" table:default-cell-style-name="Default"/>
        <table:table-column table:style-name="co19" table:number-columns-repeated="3" table:default-cell-style-name="ce270"/>
        <table:table-column table:style-name="co19" table:default-cell-style-name="ce20"/>
        <table:table-column table:style-name="co19" table:default-cell-style-name="ce57"/>
        <table:table-column table:style-name="co19" table:default-cell-style-name="ce50"/>
        <table:table-column table:style-name="co19" table:default-cell-style-name="ce20"/>
        <table:table-column table:style-name="co19" table:number-columns-repeated="4" table:default-cell-style-name="ce50"/>
        <table:table-column table:style-name="co19" table:default-cell-style-name="ce311"/>
        <table:table-column table:style-name="co23" table:default-cell-style-name="ce20"/>
        <table:table-row table:style-name="ro5">
          <table:table-cell table:style-name="ce239" office:value-type="string" calcext:value-type="string">
            <text:p>Simpler table for article</text:p>
          </table:table-cell>
          <table:table-cell table:number-columns-repeated="3"/>
          <table:table-cell table:style-name="Default"/>
          <table:table-cell/>
          <table:table-cell table:style-name="Default" table:number-columns-repeated="13"/>
        </table:table-row>
        <table:table-row table:style-name="ro4">
          <table:table-cell/>
          <table:table-cell table:style-name="ce243" office:value-type="string" calcext:value-type="string">
            <text:p>Parameters</text:p>
          </table:table-cell>
          <table:table-cell table:style-name="ce250" table:number-columns-repeated="3"/>
          <table:table-cell table:style-name="ce258"/>
          <table:table-cell table:style-name="ce243" office:value-type="string" calcext:value-type="string">
            <text:p>LCOEs (€/MWh)</text:p>
          </table:table-cell>
          <table:table-cell table:style-name="ce250"/>
          <table:table-cell table:style-name="ce258"/>
          <table:table-cell table:style-name="ce243" office:value-type="string" calcext:value-type="string">
            <text:p>Operation stats</text:p>
          </table:table-cell>
          <table:table-cell table:style-name="ce250" table:number-columns-repeated="2"/>
          <table:table-cell table:style-name="ce258"/>
          <table:table-cell table:style-name="ce293" office:value-type="string" calcext:value-type="string" table:number-columns-spanned="4" table:number-rows-spanned="1">
            <text:p>Sizing (kW, kWh)</text:p>
          </table:table-cell>
          <table:covered-table-cell table:number-columns-repeated="2" table:style-name="ce250"/>
          <table:covered-table-cell table:style-name="ce258"/>
          <table:table-cell table:style-name="ce304" office:value-type="string" calcext:value-type="string">
            <text:p>Sizing diff to baseline</text:p>
          </table:table-cell>
          <table:table-cell table:style-name="ce304"/>
        </table:table-row>
        <table:table-row table:style-name="ro4">
          <table:table-cell table:style-name="ce240" office:value-type="string" calcext:value-type="string">
            <text:p>case</text:p>
          </table:table-cell>
          <table:table-cell table:style-name="ce244" office:value-type="string" calcext:value-type="string">
            <text:p>sto_lifetime_calendar</text:p>
          </table:table-cell>
          <table:table-cell table:style-name="ce240" office:value-type="string" calcext:value-type="string">
            <text:p>gen_hours_assum</text:p>
          </table:table-cell>
          <table:table-cell table:style-name="ce240" office:value-type="string" calcext:value-type="string">
            <text:p>n_ztan</text:p>
          </table:table-cell>
          <table:table-cell table:style-name="ce240" office:value-type="string" calcext:value-type="string">
            <text:p>relax gain</text:p>
          </table:table-cell>
          <table:table-cell table:style-name="ce259" office:value-type="string" calcext:value-type="string">
            <text:p>usage_penal</text:p>
          </table:table-cell>
          <table:table-cell table:style-name="ce244" office:value-type="string" calcext:value-type="string">
            <text:p>MOD</text:p>
          </table:table-cell>
          <table:table-cell table:style-name="ce240" office:value-type="string" calcext:value-type="string">
            <text:p>CVX</text:p>
          </table:table-cell>
          <table:table-cell table:style-name="ce259" office:value-type="string" calcext:value-type="string">
            <text:p>NS</text:p>
          </table:table-cell>
          <table:table-cell table:style-name="ce244" office:value-type="string" calcext:value-type="string">
            <text:p>sto_cycles</text:p>
          </table:table-cell>
          <table:table-cell table:style-name="ce240" office:value-type="string" calcext:value-type="string">
            <text:p>sto_cycles_lifetime</text:p>
          </table:table-cell>
          <table:table-cell table:style-name="ce240" office:value-type="string" calcext:value-type="string">
            <text:p>gen_hours</text:p>
          </table:table-cell>
          <table:table-cell table:style-name="ce259" office:value-type="string" calcext:value-type="string">
            <text:p>gen_hours_lin</text:p>
          </table:table-cell>
          <table:table-cell table:style-name="ce244" office:value-type="string" calcext:value-type="string">
            <text:p>x* gen</text:p>
          </table:table-cell>
          <table:table-cell table:style-name="ce240" office:value-type="string" calcext:value-type="string">
            <text:p>x* sto</text:p>
          </table:table-cell>
          <table:table-cell table:style-name="ce240" office:value-type="string" calcext:value-type="string">
            <text:p>x* pv</text:p>
          </table:table-cell>
          <table:table-cell table:style-name="ce259" office:value-type="string" calcext:value-type="string">
            <text:p>x* wind</text:p>
          </table:table-cell>
          <table:table-cell table:style-name="ce305" office:value-type="string" calcext:value-type="string">
            <text:p>Δx* worst</text:p>
          </table:table-cell>
          <table:table-cell table:style-name="ce305" office:value-type="string" calcext:value-type="string">
            <text:p>topt (s)</text:p>
          </table:table-cell>
        </table:table-row>
        <table:table-row table:style-name="ro4">
          <table:table-cell table:style-name="ce241" table:formula="of:=[$data.A4]" office:value-type="string" office:string-value="Base case, rgain=1.0" calcext:value-type="string">
            <text:p>Base case, rgain=1.0</text:p>
          </table:table-cell>
          <table:table-cell table:style-name="ce245" table:formula="of:=IF([$data.F4];[$data.E4];&quot;— &quot;)" office:value-type="string" office:string-value="— " calcext:value-type="string">
            <text:p>— </text:p>
          </table:table-cell>
          <table:table-cell table:style-name="ce251" table:formula="of:=IF([$data.F4];[$data.G4];&quot;— &quot;)" office:value-type="string" office:string-value="— " calcext:value-type="string">
            <text:p>— </text:p>
          </table:table-cell>
          <table:table-cell table:style-name="ce241" table:formula="of:=[$data.H4]" office:value-type="float" office:value="10" calcext:value-type="float">
            <text:p>10</text:p>
          </table:table-cell>
          <table:table-cell table:style-name="ce256" table:formula="of:=[$data.I4]" office:value-type="float" office:value="1" calcext:value-type="float">
            <text:p>1,00</text:p>
          </table:table-cell>
          <table:table-cell table:style-name="ce260"/>
          <table:table-cell table:style-name="ce265" table:formula="of:=[$data.K4]" office:value-type="float" office:value="243.023740192726" calcext:value-type="float">
            <text:p>243,024</text:p>
          </table:table-cell>
          <table:table-cell table:style-name="ce271" table:formula="of:=[$data.L4]" office:value-type="float" office:value="243.055584608869" calcext:value-type="float">
            <text:p>243,056</text:p>
          </table:table-cell>
          <table:table-cell table:style-name="ce278" table:formula="of:=[$data.M4]" office:value-type="float" office:value="252.907444256979" calcext:value-type="float">
            <text:p>252,907</text:p>
          </table:table-cell>
          <table:table-cell table:style-name="ce283" table:formula="of:=[$data.N4]" office:value-type="float" office:value="147.761292729377" calcext:value-type="float">
            <text:p>147,8</text:p>
          </table:table-cell>
          <table:table-cell table:style-name="ce256" table:formula="of:=[$data.O4]" office:value-type="float" office:value="10.1515083706477" calcext:value-type="float">
            <text:p>10,15</text:p>
          </table:table-cell>
          <table:table-cell table:style-name="ce285" table:formula="of:=[$data.P4]" office:value-type="float" office:value="2090" calcext:value-type="float">
            <text:p>2 090</text:p>
          </table:table-cell>
          <table:table-cell table:style-name="ce287" table:formula="of:=[$data.Q4]" office:value-type="float" office:value="914.62797236198" calcext:value-type="float">
            <text:p>914,6</text:p>
          </table:table-cell>
          <table:table-cell table:style-name="ce294" table:formula="of:=[$data.R4]" office:value-type="float" office:value="1215.98182120399" calcext:value-type="float">
            <text:p>1 216</text:p>
          </table:table-cell>
          <table:table-cell table:style-name="ce285" table:formula="of:=[$data.S4]" office:value-type="float" office:value="4987.92741800481" calcext:value-type="float">
            <text:p>4 988</text:p>
          </table:table-cell>
          <table:table-cell table:style-name="ce285" table:formula="of:=[$data.T4]" office:value-type="float" office:value="2132.00472653302" calcext:value-type="float">
            <text:p>2 132</text:p>
          </table:table-cell>
          <table:table-cell table:style-name="ce299" table:formula="of:=[$data.U4]" office:value-type="float" office:value="1575.90288652144" calcext:value-type="float">
            <text:p>1 576</text:p>
          </table:table-cell>
          <table:table-cell table:style-name="ce306" table:formula="of:=[$data.AB4]" office:value-type="percentage" office:value="-0.14551154770525" calcext:value-type="percentage">
            <text:p>-14,6 %</text:p>
          </table:table-cell>
          <table:table-cell table:style-name="ce312" table:formula="of:=[$data.AC4]" office:value-type="float" office:value="10.983488672" calcext:value-type="float">
            <text:p>11,0</text:p>
          </table:table-cell>
        </table:table-row>
        <table:table-row table:style-name="ro4">
          <table:table-cell table:style-name="ce242" table:formula="of:=[$data.A5]" office:value-type="string" office:string-value="Base case, rgain=2.0" calcext:value-type="string">
            <text:p>Base case, rgain=2.0</text:p>
          </table:table-cell>
          <table:table-cell table:style-name="ce246" table:formula="of:=IF([$data.F5];[$data.E5];&quot;— &quot;)" office:value-type="string" office:string-value="— " calcext:value-type="string">
            <text:p>— </text:p>
          </table:table-cell>
          <table:table-cell table:style-name="ce252" table:formula="of:=IF([$data.F5];[$data.G5];&quot;— &quot;)" office:value-type="string" office:string-value="— " calcext:value-type="string">
            <text:p>— </text:p>
          </table:table-cell>
          <table:table-cell table:style-name="ce242" table:formula="of:=[$data.H5]" office:value-type="float" office:value="10" calcext:value-type="float">
            <text:p>10</text:p>
          </table:table-cell>
          <table:table-cell table:style-name="ce257" table:formula="of:=[$data.I5]" office:value-type="float" office:value="2" calcext:value-type="float">
            <text:p>2,00</text:p>
          </table:table-cell>
          <table:table-cell table:style-name="ce261"/>
          <table:table-cell table:style-name="ce266" table:formula="of:=[$data.K5]" office:value-type="float" office:value="250.239373393868" calcext:value-type="float">
            <text:p>250,239</text:p>
          </table:table-cell>
          <table:table-cell table:style-name="ce272" table:formula="of:=[$data.L5]" office:value-type="float" office:value="250.260110603911" calcext:value-type="float">
            <text:p>250,260</text:p>
          </table:table-cell>
          <table:table-cell table:style-name="ce279" table:formula="of:=[$data.M5]" office:value-type="float" office:value="252.218339057063" calcext:value-type="float">
            <text:p>252,218</text:p>
          </table:table-cell>
          <table:table-cell table:style-name="ce284" table:formula="of:=[$data.N5]" office:value-type="float" office:value="140.356601107629" calcext:value-type="float">
            <text:p>140,4</text:p>
          </table:table-cell>
          <table:table-cell table:style-name="ce257" table:formula="of:=[$data.O5]" office:value-type="float" office:value="10.6870641506185" calcext:value-type="float">
            <text:p>10,69</text:p>
          </table:table-cell>
          <table:table-cell table:style-name="ce286" table:formula="of:=[$data.P5]" office:value-type="float" office:value="1809" calcext:value-type="float">
            <text:p>1 809</text:p>
          </table:table-cell>
          <table:table-cell table:style-name="ce288" table:formula="of:=[$data.Q5]" office:value-type="float" office:value="1583.71217246582" calcext:value-type="float">
            <text:p>1 583,7</text:p>
          </table:table-cell>
          <table:table-cell table:style-name="ce295" table:formula="of:=[$data.R5]" office:value-type="float" office:value="1255.46309608881" calcext:value-type="float">
            <text:p>1 255</text:p>
          </table:table-cell>
          <table:table-cell table:style-name="ce286" table:formula="of:=[$data.S5]" office:value-type="float" office:value="5837.32571763797" calcext:value-type="float">
            <text:p>5 837</text:p>
          </table:table-cell>
          <table:table-cell table:style-name="ce286" table:formula="of:=[$data.T5]" office:value-type="float" office:value="2329.51852102661" calcext:value-type="float">
            <text:p>2 330</text:p>
          </table:table-cell>
          <table:table-cell table:style-name="ce300" table:formula="of:=[$data.U5]" office:value-type="float" office:value="1596.12456436426" calcext:value-type="float">
            <text:p>1 596</text:p>
          </table:table-cell>
          <table:table-cell table:style-name="ce307" table:formula="of:=[$data.AB5]" office:value-type="percentage" office:value="0" calcext:value-type="percentage">
            <text:p>0,0 %</text:p>
          </table:table-cell>
          <table:table-cell table:style-name="ce313" table:formula="of:=[$data.AC5]" office:value-type="float" office:value="11.134817436" calcext:value-type="float">
            <text:p>11,1</text:p>
          </table:table-cell>
        </table:table-row>
        <table:table-row table:style-name="ro4">
          <table:table-cell table:style-name="ce30" table:formula="of:=[$data.A6]" office:value-type="string" office:string-value="Less tangents, n_ztan=2" calcext:value-type="string">
            <text:p>Less tangents, n_ztan=2</text:p>
          </table:table-cell>
          <table:table-cell table:style-name="ce247" table:formula="of:=IF([$data.F6];[$data.E6];&quot;— &quot;)" office:value-type="string" office:string-value="— " calcext:value-type="string">
            <text:p>— </text:p>
          </table:table-cell>
          <table:table-cell table:style-name="ce253" table:formula="of:=IF([$data.F6];[$data.G6];&quot;— &quot;)" office:value-type="string" office:string-value="— " calcext:value-type="string">
            <text:p>— </text:p>
          </table:table-cell>
          <table:table-cell table:style-name="ce30" table:formula="of:=[$data.H6]" office:value-type="float" office:value="2" calcext:value-type="float">
            <text:p>2</text:p>
          </table:table-cell>
          <table:table-cell table:style-name="ce83" table:formula="of:=[$data.I6]" office:value-type="float" office:value="2" calcext:value-type="float">
            <text:p>2,00</text:p>
          </table:table-cell>
          <table:table-cell table:style-name="ce262"/>
          <table:table-cell table:style-name="ce267" table:formula="of:=[$data.K6]" office:value-type="float" office:value="249.423347458717" calcext:value-type="float">
            <text:p>249,423</text:p>
          </table:table-cell>
          <table:table-cell table:style-name="ce273" table:formula="of:=[$data.L6]" office:value-type="float" office:value="250.284031187581" calcext:value-type="float">
            <text:p>250,284</text:p>
          </table:table-cell>
          <table:table-cell table:style-name="ce280" table:formula="of:=[$data.M6]" office:value-type="float" office:value="251.948127333207" calcext:value-type="float">
            <text:p>251,948</text:p>
          </table:table-cell>
          <table:table-cell table:style-name="ce125" table:formula="of:=[$data.N6]" office:value-type="float" office:value="136.478333668746" calcext:value-type="float">
            <text:p>136,5</text:p>
          </table:table-cell>
          <table:table-cell table:style-name="ce83" table:formula="of:=[$data.O6]" office:value-type="float" office:value="10.9907555263734" calcext:value-type="float">
            <text:p>10,99</text:p>
          </table:table-cell>
          <table:table-cell table:style-name="ce131" table:formula="of:=[$data.P6]" office:value-type="float" office:value="1736" calcext:value-type="float">
            <text:p>1 736</text:p>
          </table:table-cell>
          <table:table-cell table:style-name="ce136" table:formula="of:=[$data.Q6]" office:value-type="float" office:value="1542.97955820046" calcext:value-type="float">
            <text:p>1 543,0</text:p>
          </table:table-cell>
          <table:table-cell table:style-name="ce296" table:formula="of:=[$data.R6]" office:value-type="float" office:value="1246.0127691266" calcext:value-type="float">
            <text:p>1 246</text:p>
          </table:table-cell>
          <table:table-cell table:style-name="ce131" table:formula="of:=[$data.S6]" office:value-type="float" office:value="6231.29924583662" calcext:value-type="float">
            <text:p>6 231</text:p>
          </table:table-cell>
          <table:table-cell table:style-name="ce131" table:formula="of:=[$data.T6]" office:value-type="float" office:value="2371.39864911662" calcext:value-type="float">
            <text:p>2 371</text:p>
          </table:table-cell>
          <table:table-cell table:style-name="ce301" table:formula="of:=[$data.U6]" office:value-type="float" office:value="1594.56485019897" calcext:value-type="float">
            <text:p>1 595</text:p>
          </table:table-cell>
          <table:table-cell table:style-name="ce308" table:formula="of:=[$data.AB6]" office:value-type="percentage" office:value="0.0674921269183636" calcext:value-type="percentage">
            <text:p>6,7 %</text:p>
          </table:table-cell>
          <table:table-cell table:style-name="ce314" table:formula="of:=[$data.AC6]" office:value-type="float" office:value="10.2885159" calcext:value-type="float">
            <text:p>10,3</text:p>
          </table:table-cell>
        </table:table-row>
        <table:table-row table:style-name="ro4">
          <table:table-cell table:formula="of:=[$data.A7]" office:value-type="string" office:string-value="Less tangents, n_ztan=3" calcext:value-type="string">
            <text:p>Less tangents, n_ztan=3</text:p>
          </table:table-cell>
          <table:table-cell table:style-name="ce248" table:formula="of:=IF([$data.F7];[$data.E7];&quot;— &quot;)" office:value-type="string" office:string-value="— " calcext:value-type="string">
            <text:p>— </text:p>
          </table:table-cell>
          <table:table-cell table:style-name="ce254" table:formula="of:=IF([$data.F7];[$data.G7];&quot;— &quot;)" office:value-type="string" office:string-value="— " calcext:value-type="string">
            <text:p>— </text:p>
          </table:table-cell>
          <table:table-cell table:formula="of:=[$data.H7]" office:value-type="float" office:value="3" calcext:value-type="float">
            <text:p>3</text:p>
          </table:table-cell>
          <table:table-cell table:formula="of:=[$data.I7]" office:value-type="float" office:value="2" calcext:value-type="float">
            <text:p>2,00</text:p>
          </table:table-cell>
          <table:table-cell table:style-name="ce263"/>
          <table:table-cell table:style-name="ce268" table:formula="of:=[$data.K7]" office:value-type="float" office:value="249.423347458717" calcext:value-type="float">
            <text:p>249,423</text:p>
          </table:table-cell>
          <table:table-cell table:formula="of:=[$data.L7]" office:value-type="float" office:value="250.284031187581" calcext:value-type="float">
            <text:p>250,284</text:p>
          </table:table-cell>
          <table:table-cell table:style-name="ce281" table:formula="of:=[$data.M7]" office:value-type="float" office:value="251.887716040351" calcext:value-type="float">
            <text:p>251,888</text:p>
          </table:table-cell>
          <table:table-cell table:style-name="ce126" table:formula="of:=[$data.N7]" office:value-type="float" office:value="136.478333668746" calcext:value-type="float">
            <text:p>136,5</text:p>
          </table:table-cell>
          <table:table-cell table:formula="of:=[$data.O7]" office:value-type="float" office:value="10.9907555263733" calcext:value-type="float">
            <text:p>10,99</text:p>
          </table:table-cell>
          <table:table-cell table:formula="of:=[$data.P7]" office:value-type="float" office:value="1729" calcext:value-type="float">
            <text:p>1 729</text:p>
          </table:table-cell>
          <table:table-cell table:style-name="ce14" table:formula="of:=[$data.Q7]" office:value-type="float" office:value="1542.97955820046" calcext:value-type="float">
            <text:p>1 543,0</text:p>
          </table:table-cell>
          <table:table-cell table:style-name="ce297" table:formula="of:=[$data.R7]" office:value-type="float" office:value="1246.0127691266" calcext:value-type="float">
            <text:p>1 246</text:p>
          </table:table-cell>
          <table:table-cell table:formula="of:=[$data.S7]" office:value-type="float" office:value="6231.29924583662" calcext:value-type="float">
            <text:p>6 231</text:p>
          </table:table-cell>
          <table:table-cell table:formula="of:=[$data.T7]" office:value-type="float" office:value="2371.39864911662" calcext:value-type="float">
            <text:p>2 371</text:p>
          </table:table-cell>
          <table:table-cell table:style-name="ce302" table:formula="of:=[$data.U7]" office:value-type="float" office:value="1594.56485019897" calcext:value-type="float">
            <text:p>1 595</text:p>
          </table:table-cell>
          <table:table-cell table:style-name="ce309" table:formula="of:=[$data.AB7]" office:value-type="percentage" office:value="0.0674921269183636" calcext:value-type="percentage">
            <text:p>6,7 %</text:p>
          </table:table-cell>
          <table:table-cell table:style-name="ce315" table:formula="of:=[$data.AC7]" office:value-type="float" office:value="10.562317311" calcext:value-type="float">
            <text:p>10,6</text:p>
          </table:table-cell>
        </table:table-row>
        <table:table-row table:style-name="ro4">
          <table:table-cell table:style-name="ce5" table:formula="of:=[$data.A8]" office:value-type="string" office:string-value="Less tangents, n_ztan=5" calcext:value-type="string">
            <text:p>Less tangents, n_ztan=5</text:p>
          </table:table-cell>
          <table:table-cell table:style-name="ce249" table:formula="of:=IF([$data.F8];[$data.E8];&quot;— &quot;)" office:value-type="string" office:string-value="— " calcext:value-type="string">
            <text:p>— </text:p>
          </table:table-cell>
          <table:table-cell table:style-name="ce255" table:formula="of:=IF([$data.F8];[$data.G8];&quot;— &quot;)" office:value-type="string" office:string-value="— " calcext:value-type="string">
            <text:p>— </text:p>
          </table:table-cell>
          <table:table-cell table:style-name="ce5" table:formula="of:=[$data.H8]" office:value-type="float" office:value="5" calcext:value-type="float">
            <text:p>5</text:p>
          </table:table-cell>
          <table:table-cell table:style-name="ce84" table:formula="of:=[$data.I8]" office:value-type="float" office:value="2" calcext:value-type="float">
            <text:p>2,00</text:p>
          </table:table-cell>
          <table:table-cell table:style-name="ce264"/>
          <table:table-cell table:style-name="ce269" table:formula="of:=[$data.K8]" office:value-type="float" office:value="249.60065605702" calcext:value-type="float">
            <text:p>249,601</text:p>
          </table:table-cell>
          <table:table-cell table:style-name="ce274" table:formula="of:=[$data.L8]" office:value-type="float" office:value="250.267893260052" calcext:value-type="float">
            <text:p>250,268</text:p>
          </table:table-cell>
          <table:table-cell table:style-name="ce282" table:formula="of:=[$data.M8]" office:value-type="float" office:value="252.148036362343" calcext:value-type="float">
            <text:p>252,148</text:p>
          </table:table-cell>
          <table:table-cell table:style-name="ce127" table:formula="of:=[$data.N8]" office:value-type="float" office:value="140.746598202376" calcext:value-type="float">
            <text:p>140,7</text:p>
          </table:table-cell>
          <table:table-cell table:style-name="ce84" table:formula="of:=[$data.O8]" office:value-type="float" office:value="10.657451186445" calcext:value-type="float">
            <text:p>10,66</text:p>
          </table:table-cell>
          <table:table-cell table:style-name="ce135" table:formula="of:=[$data.P8]" office:value-type="float" office:value="1788" calcext:value-type="float">
            <text:p>1 788</text:p>
          </table:table-cell>
          <table:table-cell table:style-name="ce289" table:formula="of:=[$data.Q8]" office:value-type="float" office:value="1571.4090874904" calcext:value-type="float">
            <text:p>1 571,4</text:p>
          </table:table-cell>
          <table:table-cell table:style-name="ce298" table:formula="of:=[$data.R8]" office:value-type="float" office:value="1254.02179281985" calcext:value-type="float">
            <text:p>1 254</text:p>
          </table:table-cell>
          <table:table-cell table:style-name="ce135" table:formula="of:=[$data.S8]" office:value-type="float" office:value="5899.51816509691" calcext:value-type="float">
            <text:p>5 900</text:p>
          </table:table-cell>
          <table:table-cell table:style-name="ce135" table:formula="of:=[$data.T8]" office:value-type="float" office:value="2368.49496709594" calcext:value-type="float">
            <text:p>2 368</text:p>
          </table:table-cell>
          <table:table-cell table:style-name="ce303" table:formula="of:=[$data.U8]" office:value-type="float" office:value="1588.12398024124" calcext:value-type="float">
            <text:p>1 588</text:p>
          </table:table-cell>
          <table:table-cell table:style-name="ce310" table:formula="of:=[$data.AB8]" office:value-type="percentage" office:value="0.0167315459042383" calcext:value-type="percentage">
            <text:p>1,7 %</text:p>
          </table:table-cell>
          <table:table-cell table:style-name="ce316" table:formula="of:=[$data.AC8]" office:value-type="float" office:value="10.651015376" calcext:value-type="float">
            <text:p>10,7</text:p>
          </table:table-cell>
        </table:table-row>
        <table:table-row table:style-name="ro4">
          <table:table-cell table:formula="of:=[$data.A9]" office:value-type="string" office:string-value="Relax gain convergence" calcext:value-type="string">
            <text:p>Relax gain convergence</text:p>
          </table:table-cell>
          <table:table-cell table:style-name="ce248" table:formula="of:=IF([$data.F9];[$data.E9];&quot;— &quot;)" office:value-type="string" office:string-value="— " calcext:value-type="string">
            <text:p>— </text:p>
          </table:table-cell>
          <table:table-cell table:style-name="ce254" table:formula="of:=IF([$data.F9];[$data.G9];&quot;— &quot;)" office:value-type="string" office:string-value="— " calcext:value-type="string">
            <text:p>— </text:p>
          </table:table-cell>
          <table:table-cell table:formula="of:=[$data.H9]" office:value-type="float" office:value="10" calcext:value-type="float">
            <text:p>10</text:p>
          </table:table-cell>
          <table:table-cell table:formula="of:=[$data.I9]" office:value-type="float" office:value="2.26598468541206" calcext:value-type="float">
            <text:p>2,27</text:p>
          </table:table-cell>
          <table:table-cell table:style-name="ce263"/>
          <table:table-cell table:style-name="ce268" table:formula="of:=[$data.K9]" office:value-type="float" office:value="252.019056750763" calcext:value-type="float">
            <text:p>252,019</text:p>
          </table:table-cell>
          <table:table-cell table:formula="of:=[$data.L9]" office:value-type="float" office:value="252.047928968505" calcext:value-type="float">
            <text:p>252,048</text:p>
          </table:table-cell>
          <table:table-cell table:style-name="ce281" table:formula="of:=[$data.M9]" office:value-type="float" office:value="252.047928968505" calcext:value-type="float">
            <text:p>252,048</text:p>
          </table:table-cell>
          <table:table-cell table:style-name="ce126" table:formula="of:=[$data.N9]" office:value-type="float" office:value="138.455982525391" calcext:value-type="float">
            <text:p>138,5</text:p>
          </table:table-cell>
          <table:table-cell table:formula="of:=[$data.O9]" office:value-type="float" office:value="10.8337680513366" calcext:value-type="float">
            <text:p>10,83</text:p>
          </table:table-cell>
          <table:table-cell table:formula="of:=[$data.P9]" office:value-type="float" office:value="1746" calcext:value-type="float">
            <text:p>1 746</text:p>
          </table:table-cell>
          <table:table-cell table:style-name="ce14" table:formula="of:=[$data.Q9]" office:value-type="float" office:value="1746" calcext:value-type="float">
            <text:p>1 746,0</text:p>
          </table:table-cell>
          <table:table-cell table:style-name="ce297" table:formula="of:=[$data.R9]" office:value-type="float" office:value="1250.1821611025" calcext:value-type="float">
            <text:p>1 250</text:p>
          </table:table-cell>
          <table:table-cell table:formula="of:=[$data.S9]" office:value-type="float" office:value="6046.09948518493" calcext:value-type="float">
            <text:p>6 046</text:p>
          </table:table-cell>
          <table:table-cell table:formula="of:=[$data.T9]" office:value-type="float" office:value="2378.01583447835" calcext:value-type="float">
            <text:p>2 378</text:p>
          </table:table-cell>
          <table:table-cell table:style-name="ce302" table:formula="of:=[$data.U9]" office:value-type="float" office:value="1608.65737947829" calcext:value-type="float">
            <text:p>1 609</text:p>
          </table:table-cell>
          <table:table-cell table:style-name="ce309" table:formula="of:=[$data.AB9]" office:value-type="percentage" office:value="0.0357653106312249" calcext:value-type="percentage">
            <text:p>3,6 %</text:p>
          </table:table-cell>
          <table:table-cell table:style-name="ce315" table:formula="of:=[$data.AC9]" office:value-type="float" office:value="10.091031286" calcext:value-type="float">
            <text:p>10,1</text:p>
          </table:table-cell>
        </table:table-row>
        <table:table-row table:style-name="ro4">
          <table:table-cell table:style-name="ce30" table:formula="of:=[$data.A10]" office:value-type="string" office:string-value="Fixed lifetime, round &amp; reasonable" calcext:value-type="string">
            <text:p>Fixed lifetime, round &amp; reasonable</text:p>
          </table:table-cell>
          <table:table-cell table:style-name="ce247" table:formula="of:=IF([$data.F10];[$data.E10];&quot;— &quot;)" office:value-type="float" office:value="10" calcext:value-type="float">
            <text:p>10</text:p>
          </table:table-cell>
          <table:table-cell table:style-name="ce253" table:formula="of:=IF([$data.F10];[$data.G10];&quot;— &quot;)" office:value-type="float" office:value="2000" calcext:value-type="float">
            <text:p>2000</text:p>
          </table:table-cell>
          <table:table-cell table:number-columns-repeated="2" table:style-name="ce253" office:value-type="string" calcext:value-type="string">
            <text:p>—</text:p>
          </table:table-cell>
          <table:table-cell table:style-name="ce262"/>
          <table:table-cell table:style-name="ce267" table:formula="of:=[$data.K10]" office:value-type="float" office:value="248.752130296201" calcext:value-type="float">
            <text:p>248,752</text:p>
          </table:table-cell>
          <table:table-cell table:style-name="ce275" office:value-type="string" calcext:value-type="string">
            <text:p>—</text:p>
          </table:table-cell>
          <table:table-cell table:style-name="ce280" table:formula="of:=[$data.M10]" office:value-type="float" office:value="256.195487482962" calcext:value-type="float">
            <text:p>256,195</text:p>
          </table:table-cell>
          <table:table-cell table:style-name="ce125" table:formula="of:=[$data.N10]" office:value-type="float" office:value="177.712620066082" calcext:value-type="float">
            <text:p>177,7</text:p>
          </table:table-cell>
          <table:table-cell table:style-name="ce83" table:formula="of:=[$data.O10]" office:value-type="float" office:value="8.44059357991699" calcext:value-type="float">
            <text:p>8,44</text:p>
          </table:table-cell>
          <table:table-cell table:style-name="ce131" table:formula="of:=[$data.P10]" office:value-type="float" office:value="2495" calcext:value-type="float">
            <text:p>2 495</text:p>
          </table:table-cell>
          <table:table-cell table:style-name="ce290" office:value-type="string" calcext:value-type="string">
            <text:p>—</text:p>
          </table:table-cell>
          <table:table-cell table:style-name="ce296" table:formula="of:=[$data.R10]" office:value-type="float" office:value="1186.3757111395" calcext:value-type="float">
            <text:p>1 186</text:p>
          </table:table-cell>
          <table:table-cell table:style-name="ce131" table:formula="of:=[$data.S10]" office:value-type="float" office:value="3495.24663576371" calcext:value-type="float">
            <text:p>3 495</text:p>
          </table:table-cell>
          <table:table-cell table:style-name="ce131" table:formula="of:=[$data.T10]" office:value-type="float" office:value="2198.19382800356" calcext:value-type="float">
            <text:p>2 198</text:p>
          </table:table-cell>
          <table:table-cell table:style-name="ce301" table:formula="of:=[$data.U10]" office:value-type="float" office:value="1484.49147820311" calcext:value-type="float">
            <text:p>1 484</text:p>
          </table:table-cell>
          <table:table-cell table:style-name="ce308" table:formula="of:=[$data.AB10]" office:value-type="percentage" office:value="-0.401224669508757" calcext:value-type="percentage">
            <text:p>-40,1 %</text:p>
          </table:table-cell>
          <table:table-cell table:style-name="ce314" table:formula="of:=[$data.AC10]" office:value-type="float" office:value="4.825813394" calcext:value-type="float">
            <text:p>4,8</text:p>
          </table:table-cell>
        </table:table-row>
        <table:table-row table:style-name="ro4">
          <table:table-cell table:formula="of:=[$data.A11]" office:value-type="string" office:string-value="Fixed lifetime, matching rgain=2" calcext:value-type="string">
            <text:p>Fixed lifetime, matching rgain=2</text:p>
          </table:table-cell>
          <table:table-cell table:style-name="ce248" table:formula="of:=IF([$data.F11];[$data.E11];&quot;— &quot;)" office:value-type="float" office:value="10.687" calcext:value-type="float">
            <text:p>10,687</text:p>
          </table:table-cell>
          <table:table-cell table:style-name="ce254" table:formula="of:=IF([$data.F11];[$data.G11];&quot;— &quot;)" office:value-type="float" office:value="1809" calcext:value-type="float">
            <text:p>1809</text:p>
          </table:table-cell>
          <table:table-cell table:number-columns-repeated="2" table:style-name="ce254" office:value-type="string" calcext:value-type="string">
            <text:p>—</text:p>
          </table:table-cell>
          <table:table-cell table:style-name="ce263"/>
          <table:table-cell table:style-name="ce268" table:formula="of:=[$data.K11]" office:value-type="float" office:value="245.985819407251" calcext:value-type="float">
            <text:p>245,986</text:p>
          </table:table-cell>
          <table:table-cell table:style-name="ce276" office:value-type="string" calcext:value-type="string">
            <text:p>—</text:p>
          </table:table-cell>
          <table:table-cell table:style-name="ce281" table:formula="of:=[$data.M11]" office:value-type="float" office:value="255.241156019004" calcext:value-type="float">
            <text:p>255,241</text:p>
          </table:table-cell>
          <table:table-cell table:style-name="ce126" table:formula="of:=[$data.N11]" office:value-type="float" office:value="173.794481448787" calcext:value-type="float">
            <text:p>173,8</text:p>
          </table:table-cell>
          <table:table-cell table:formula="of:=[$data.O11]" office:value-type="float" office:value="8.6308839469222" calcext:value-type="float">
            <text:p>8,63</text:p>
          </table:table-cell>
          <table:table-cell table:formula="of:=[$data.P11]" office:value-type="float" office:value="2403" calcext:value-type="float">
            <text:p>2 403</text:p>
          </table:table-cell>
          <table:table-cell table:style-name="ce291" office:value-type="string" calcext:value-type="string">
            <text:p>—</text:p>
          </table:table-cell>
          <table:table-cell table:style-name="ce297" table:formula="of:=[$data.R11]" office:value-type="float" office:value="1169.67426160096" calcext:value-type="float">
            <text:p>1 170</text:p>
          </table:table-cell>
          <table:table-cell table:formula="of:=[$data.S11]" office:value-type="float" office:value="3823.27974760013" calcext:value-type="float">
            <text:p>3 823</text:p>
          </table:table-cell>
          <table:table-cell table:formula="of:=[$data.T11]" office:value-type="float" office:value="2265.84195910124" calcext:value-type="float">
            <text:p>2 266</text:p>
          </table:table-cell>
          <table:table-cell table:style-name="ce302" table:formula="of:=[$data.U11]" office:value-type="float" office:value="1479.32232016639" calcext:value-type="float">
            <text:p>1 479</text:p>
          </table:table-cell>
          <table:table-cell table:style-name="ce309" table:formula="of:=[$data.AB11]" office:value-type="percentage" office:value="-0.34502888265293" calcext:value-type="percentage">
            <text:p>-34,5 %</text:p>
          </table:table-cell>
          <table:table-cell table:style-name="ce315" table:formula="of:=[$data.AC11]" office:value-type="float" office:value="4.773708389" calcext:value-type="float">
            <text:p>4,8</text:p>
          </table:table-cell>
        </table:table-row>
        <table:table-row table:style-name="ro4">
          <table:table-cell table:formula="of:=[$data.A12]" office:value-type="string" office:string-value="Fixed lifetime, optimistic 15y" calcext:value-type="string">
            <text:p>Fixed lifetime, optimistic 15y</text:p>
          </table:table-cell>
          <table:table-cell table:style-name="ce248" table:formula="of:=IF([$data.F12];[$data.E12];&quot;— &quot;)" office:value-type="float" office:value="15" calcext:value-type="float">
            <text:p>15</text:p>
          </table:table-cell>
          <table:table-cell table:style-name="ce254" table:formula="of:=IF([$data.F12];[$data.G12];&quot;— &quot;)" office:value-type="float" office:value="2000" calcext:value-type="float">
            <text:p>2000</text:p>
          </table:table-cell>
          <table:table-cell table:number-columns-repeated="2" table:style-name="ce254" office:value-type="string" calcext:value-type="string">
            <text:p>—</text:p>
          </table:table-cell>
          <table:table-cell table:style-name="ce263"/>
          <table:table-cell table:style-name="ce268" table:formula="of:=[$data.K12]" office:value-type="float" office:value="241.537472034369" calcext:value-type="float">
            <text:p>241,537</text:p>
          </table:table-cell>
          <table:table-cell table:style-name="ce276" office:value-type="string" calcext:value-type="string">
            <text:p>—</text:p>
          </table:table-cell>
          <table:table-cell table:style-name="ce281" table:formula="of:=[$data.M12]" office:value-type="float" office:value="253.072480525079" calcext:value-type="float">
            <text:p>253,072</text:p>
          </table:table-cell>
          <table:table-cell table:style-name="ce126" table:formula="of:=[$data.N12]" office:value-type="float" office:value="166.517508426856" calcext:value-type="float">
            <text:p>166,5</text:p>
          </table:table-cell>
          <table:table-cell table:formula="of:=[$data.O12]" office:value-type="float" office:value="9.00806175981721" calcext:value-type="float">
            <text:p>9,01</text:p>
          </table:table-cell>
          <table:table-cell table:formula="of:=[$data.P12]" office:value-type="float" office:value="2060" calcext:value-type="float">
            <text:p>2 060</text:p>
          </table:table-cell>
          <table:table-cell table:style-name="ce291" office:value-type="string" calcext:value-type="string">
            <text:p>—</text:p>
          </table:table-cell>
          <table:table-cell table:style-name="ce297" table:formula="of:=[$data.R12]" office:value-type="float" office:value="1128.93963519849" calcext:value-type="float">
            <text:p>1 129</text:p>
          </table:table-cell>
          <table:table-cell table:formula="of:=[$data.S12]" office:value-type="float" office:value="4840.53332521231" calcext:value-type="float">
            <text:p>4 841</text:p>
          </table:table-cell>
          <table:table-cell table:formula="of:=[$data.T12]" office:value-type="float" office:value="2589.11133250693" calcext:value-type="float">
            <text:p>2 589</text:p>
          </table:table-cell>
          <table:table-cell table:style-name="ce302" table:formula="of:=[$data.U12]" office:value-type="float" office:value="1452.15418455204" calcext:value-type="float">
            <text:p>1 452</text:p>
          </table:table-cell>
          <table:table-cell table:style-name="ce309" table:formula="of:=[$data.AB12]" office:value-type="percentage" office:value="-0.170761824959291" calcext:value-type="percentage">
            <text:p>-17,1 %</text:p>
          </table:table-cell>
          <table:table-cell table:style-name="ce315" table:formula="of:=[$data.AC12]" office:value-type="float" office:value="5.601173424" calcext:value-type="float">
            <text:p>5,6</text:p>
          </table:table-cell>
        </table:table-row>
        <table:table-row table:style-name="ro4">
          <table:table-cell table:style-name="ce5" table:formula="of:=[$data.A13]" office:value-type="string" office:string-value="Fixed lifetime, convergence" calcext:value-type="string">
            <text:p>Fixed lifetime, convergence</text:p>
          </table:table-cell>
          <table:table-cell table:style-name="ce249" table:formula="of:=IF([$data.F13];[$data.E13];&quot;— &quot;)" office:value-type="float" office:value="7.877" calcext:value-type="float">
            <text:p>7,877</text:p>
          </table:table-cell>
          <table:table-cell table:style-name="ce255" table:formula="of:=IF([$data.F13];[$data.G13];&quot;— &quot;)" office:value-type="float" office:value="2760" calcext:value-type="float">
            <text:p>2760</text:p>
          </table:table-cell>
          <table:table-cell table:number-columns-repeated="2" table:style-name="ce255" office:value-type="string" calcext:value-type="string">
            <text:p>—</text:p>
          </table:table-cell>
          <table:table-cell table:style-name="ce264"/>
          <table:table-cell table:style-name="ce269" table:formula="of:=[$data.K13]" office:value-type="float" office:value="259.50222871624" calcext:value-type="float">
            <text:p>259,502</text:p>
          </table:table-cell>
          <table:table-cell table:style-name="ce277" office:value-type="string" calcext:value-type="string">
            <text:p>—</text:p>
          </table:table-cell>
          <table:table-cell table:style-name="ce282" table:formula="of:=[$data.M13]" office:value-type="float" office:value="259.50222871624" calcext:value-type="float">
            <text:p>259,502</text:p>
          </table:table-cell>
          <table:table-cell table:style-name="ce127" table:formula="of:=[$data.N13]" office:value-type="float" office:value="190.420771431728" calcext:value-type="float">
            <text:p>190,4</text:p>
          </table:table-cell>
          <table:table-cell table:style-name="ce84" table:formula="of:=[$data.O13]" office:value-type="float" office:value="7.87729189794718" calcext:value-type="float">
            <text:p>7,88</text:p>
          </table:table-cell>
          <table:table-cell table:style-name="ce135" table:formula="of:=[$data.P13]" office:value-type="float" office:value="2760" calcext:value-type="float">
            <text:p>2 760</text:p>
          </table:table-cell>
          <table:table-cell table:style-name="ce292" office:value-type="string" calcext:value-type="string">
            <text:p>—</text:p>
          </table:table-cell>
          <table:table-cell table:style-name="ce298" table:formula="of:=[$data.R13]" office:value-type="float" office:value="1227.36575581792" calcext:value-type="float">
            <text:p>1 227</text:p>
          </table:table-cell>
          <table:table-cell table:style-name="ce135" table:formula="of:=[$data.S13]" office:value-type="float" office:value="2705.75650108218" calcext:value-type="float">
            <text:p>2 706</text:p>
          </table:table-cell>
          <table:table-cell table:style-name="ce135" table:formula="of:=[$data.T13]" office:value-type="float" office:value="2072.78272790538" calcext:value-type="float">
            <text:p>2 073</text:p>
          </table:table-cell>
          <table:table-cell table:style-name="ce303" table:formula="of:=[$data.U13]" office:value-type="float" office:value="1477.07454040151" calcext:value-type="float">
            <text:p>1 477</text:p>
          </table:table-cell>
          <table:table-cell table:style-name="ce310" table:formula="of:=[$data.AB13]" office:value-type="percentage" office:value="-0.536473270130103" calcext:value-type="percentage">
            <text:p>-53,6 %</text:p>
          </table:table-cell>
          <table:table-cell table:style-name="ce316" table:formula="of:=[$data.AC13]" office:value-type="float" office:value="4.764033685" calcext:value-type="float">
            <text:p>4,8</text:p>
          </table:table-cell>
        </table:table-row>
        <table:table-row table:style-name="ro4">
          <table:table-cell table:formula="of:=[$data.A14]" office:value-type="string" office:string-value="Usage penalty, variant 1" calcext:value-type="string">
            <text:p>Usage penalty, variant 1</text:p>
          </table:table-cell>
          <table:table-cell table:style-name="ce248" table:formula="of:=IF([$data.F14];[$data.E14];&quot;— &quot;)" office:value-type="float" office:value="15" calcext:value-type="float">
            <text:p>15</text:p>
          </table:table-cell>
          <table:table-cell table:style-name="ce254" table:formula="of:=IF([$data.F14];[$data.G14];&quot;— &quot;)" office:value-type="float" office:value="2000" calcext:value-type="float">
            <text:p>2000</text:p>
          </table:table-cell>
          <table:table-cell table:style-name="ce254" office:value-type="string" calcext:value-type="string">
            <text:p>—</text:p>
          </table:table-cell>
          <table:table-cell table:formula="of:=[$data.I14]" office:value-type="float" office:value="2" calcext:value-type="float">
            <text:p>2,00</text:p>
          </table:table-cell>
          <table:table-cell table:style-name="ce263" table:formula="of:=[$data.J14]" office:value-type="float" office:value="1" calcext:value-type="float">
            <text:p>1</text:p>
          </table:table-cell>
          <table:table-cell table:style-name="ce268" table:formula="of:=[$data.K14]" office:value-type="float" office:value="234.926184323599" calcext:value-type="float">
            <text:p>234,926</text:p>
          </table:table-cell>
          <table:table-cell table:formula="of:=[$data.L14]" office:value-type="float" office:value="254.087085021345" calcext:value-type="float">
            <text:p>254,087</text:p>
          </table:table-cell>
          <table:table-cell table:style-name="ce281" table:formula="of:=[$data.M14]" office:value-type="float" office:value="257.809915050326" calcext:value-type="float">
            <text:p>257,810</text:p>
          </table:table-cell>
          <table:table-cell table:style-name="ce126" table:formula="of:=[$data.N14]" office:value-type="float" office:value="172.388805526133" calcext:value-type="float">
            <text:p>172,4</text:p>
          </table:table-cell>
          <table:table-cell table:formula="of:=[$data.O14]" office:value-type="float" office:value="8.70126105591356" calcext:value-type="float">
            <text:p>8,70</text:p>
          </table:table-cell>
          <table:table-cell table:formula="of:=[$data.P14]" office:value-type="float" office:value="2653" calcext:value-type="float">
            <text:p>2 653</text:p>
          </table:table-cell>
          <table:table-cell table:style-name="ce14" table:formula="of:=[$data.Q14]" office:value-type="float" office:value="2214.76657621429" calcext:value-type="float">
            <text:p>2 214,8</text:p>
          </table:table-cell>
          <table:table-cell table:style-name="ce297" table:formula="of:=[$data.R14]" office:value-type="float" office:value="1221.40201038558" calcext:value-type="float">
            <text:p>1 221</text:p>
          </table:table-cell>
          <table:table-cell table:formula="of:=[$data.S14]" office:value-type="float" office:value="2811.92489942049" calcext:value-type="float">
            <text:p>2 812</text:p>
          </table:table-cell>
          <table:table-cell table:formula="of:=[$data.T14]" office:value-type="float" office:value="1817.17973269158" calcext:value-type="float">
            <text:p>1 817</text:p>
          </table:table-cell>
          <table:table-cell table:style-name="ce302" table:formula="of:=[$data.U14]" office:value-type="float" office:value="1635.95467894743" calcext:value-type="float">
            <text:p>1 636</text:p>
          </table:table-cell>
          <table:table-cell table:style-name="ce309" table:formula="of:=[$data.AB14]" office:value-type="percentage" office:value="-0.518285421194842" calcext:value-type="percentage">
            <text:p>-51,8 %</text:p>
          </table:table-cell>
          <table:table-cell table:style-name="ce315" table:formula="of:=[$data.AC14]" office:value-type="float" office:value="6.564529086" calcext:value-type="float">
            <text:p>6,6</text:p>
          </table:table-cell>
        </table:table-row>
        <table:table-row table:style-name="ro4">
          <table:table-cell table:formula="of:=[$data.A15]" office:value-type="string" office:string-value="Usage penalty, variant 2" calcext:value-type="string">
            <text:p>Usage penalty, variant 2</text:p>
          </table:table-cell>
          <table:table-cell table:style-name="ce248" table:formula="of:=IF([$data.F15];[$data.E15];&quot;— &quot;)" office:value-type="float" office:value="15" calcext:value-type="float">
            <text:p>15</text:p>
          </table:table-cell>
          <table:table-cell table:style-name="ce254" table:formula="of:=IF([$data.F15];[$data.G15];&quot;— &quot;)" office:value-type="float" office:value="2000" calcext:value-type="float">
            <text:p>2000</text:p>
          </table:table-cell>
          <table:table-cell table:style-name="ce254" office:value-type="string" calcext:value-type="string">
            <text:p>—</text:p>
          </table:table-cell>
          <table:table-cell table:formula="of:=[$data.I15]" office:value-type="float" office:value="2" calcext:value-type="float">
            <text:p>2,00</text:p>
          </table:table-cell>
          <table:table-cell table:style-name="ce263" table:formula="of:=[$data.J15]" office:value-type="float" office:value="2" calcext:value-type="float">
            <text:p>2</text:p>
          </table:table-cell>
          <table:table-cell table:style-name="ce268" table:formula="of:=[$data.K15]" office:value-type="float" office:value="212.675499603683" calcext:value-type="float">
            <text:p>212,675</text:p>
          </table:table-cell>
          <table:table-cell table:formula="of:=[$data.L15]" office:value-type="float" office:value="250.359921356564" calcext:value-type="float">
            <text:p>250,360</text:p>
          </table:table-cell>
          <table:table-cell table:style-name="ce281" table:formula="of:=[$data.M15]" office:value-type="float" office:value="250.713726245864" calcext:value-type="float">
            <text:p>250,714</text:p>
          </table:table-cell>
          <table:table-cell table:style-name="ce126" table:formula="of:=[$data.N15]" office:value-type="float" office:value="141.76510538524" calcext:value-type="float">
            <text:p>141,8</text:p>
          </table:table-cell>
          <table:table-cell table:formula="of:=[$data.O15]" office:value-type="float" office:value="10.5808830453998" calcext:value-type="float">
            <text:p>10,58</text:p>
          </table:table-cell>
          <table:table-cell table:formula="of:=[$data.P15]" office:value-type="float" office:value="1864" calcext:value-type="float">
            <text:p>1 864</text:p>
          </table:table-cell>
          <table:table-cell table:style-name="ce14" table:formula="of:=[$data.Q15]" office:value-type="float" office:value="1818.39397079535" calcext:value-type="float">
            <text:p>1 818,4</text:p>
          </table:table-cell>
          <table:table-cell table:style-name="ce297" table:formula="of:=[$data.R15]" office:value-type="float" office:value="1118.97626884988" calcext:value-type="float">
            <text:p>1 119</text:p>
          </table:table-cell>
          <table:table-cell table:formula="of:=[$data.S15]" office:value-type="float" office:value="5859.49928719196" calcext:value-type="float">
            <text:p>5 859</text:p>
          </table:table-cell>
          <table:table-cell table:formula="of:=[$data.T15]" office:value-type="float" office:value="2308.38132112876" calcext:value-type="float">
            <text:p>2 308</text:p>
          </table:table-cell>
          <table:table-cell table:style-name="ce302" table:formula="of:=[$data.U15]" office:value-type="float" office:value="1561.7502031271" calcext:value-type="float">
            <text:p>1 562</text:p>
          </table:table-cell>
          <table:table-cell table:style-name="ce309" table:formula="of:=[$data.AB15]" office:value-type="percentage" office:value="-0.108714328333611" calcext:value-type="percentage">
            <text:p>-10,9 %</text:p>
          </table:table-cell>
          <table:table-cell table:style-name="ce315" table:formula="of:=[$data.AC15]" office:value-type="float" office:value="6.594135257" calcext:value-type="float">
            <text:p>6,6</text:p>
          </table:table-cell>
        </table:table-row>
        <table:table-row table:style-name="ro4">
          <table:table-cell table:formula="of:=[$data.A16]" office:value-type="string" office:string-value="10 y storage: our method" calcext:value-type="string">
            <text:p>10 y storage: our method</text:p>
          </table:table-cell>
          <table:table-cell table:style-name="ce248" table:formula="of:=IF([$data.F16];[$data.E16];&quot;— &quot;)" office:value-type="string" office:string-value="— " calcext:value-type="string">
            <text:p>— </text:p>
          </table:table-cell>
          <table:table-cell table:style-name="ce254" table:formula="of:=IF([$data.F16];[$data.G16];&quot;— &quot;)" office:value-type="string" office:string-value="— " calcext:value-type="string">
            <text:p>— </text:p>
          </table:table-cell>
          <table:table-cell table:formula="of:=[$data.H16]" office:value-type="float" office:value="10" calcext:value-type="float">
            <text:p>10</text:p>
          </table:table-cell>
          <table:table-cell table:formula="of:=[$data.I16]" office:value-type="float" office:value="2" calcext:value-type="float">
            <text:p>2,00</text:p>
          </table:table-cell>
          <table:table-cell table:style-name="ce263"/>
          <table:table-cell table:style-name="ce268" table:formula="of:=[$data.K16]" office:value-type="float" office:value="250.492323824137" calcext:value-type="float">
            <text:p>250,492</text:p>
          </table:table-cell>
          <table:table-cell table:formula="of:=[$data.L16]" office:value-type="float" office:value="250.532647614593" calcext:value-type="float">
            <text:p>250,533</text:p>
          </table:table-cell>
          <table:table-cell table:style-name="ce281" table:formula="of:=[$data.M16]" office:value-type="float" office:value="252.011337909787" calcext:value-type="float">
            <text:p>252,011</text:p>
          </table:table-cell>
          <table:table-cell table:style-name="ce126" table:formula="of:=[$data.N16]" office:value-type="float" office:value="150.125585511352" calcext:value-type="float">
            <text:p>150,1</text:p>
          </table:table-cell>
          <table:table-cell table:formula="of:=[$data.O16]" office:value-type="float" office:value="9.99163463636634" calcext:value-type="float">
            <text:p>9,99</text:p>
          </table:table-cell>
          <table:table-cell table:formula="of:=[$data.P16]" office:value-type="float" office:value="1965" calcext:value-type="float">
            <text:p>1 965</text:p>
          </table:table-cell>
          <table:table-cell table:style-name="ce14" table:formula="of:=[$data.Q16]" office:value-type="float" office:value="1784.96937441562" calcext:value-type="float">
            <text:p>1 785,0</text:p>
          </table:table-cell>
          <table:table-cell table:style-name="ce297" table:formula="of:=[$data.R16]" office:value-type="float" office:value="1184.40406115356" calcext:value-type="float">
            <text:p>1 184</text:p>
          </table:table-cell>
          <table:table-cell table:formula="of:=[$data.S16]" office:value-type="float" office:value="5131.23383482928" calcext:value-type="float">
            <text:p>5 131</text:p>
          </table:table-cell>
          <table:table-cell table:formula="of:=[$data.T16]" office:value-type="float" office:value="2296.43042940798" calcext:value-type="float">
            <text:p>2 296</text:p>
          </table:table-cell>
          <table:table-cell table:style-name="ce302" table:formula="of:=[$data.U16]" office:value-type="float" office:value="1583.98988980527" calcext:value-type="float">
            <text:p>1 584</text:p>
          </table:table-cell>
          <table:table-cell table:style-name="ce309" table:formula="of:=[$data.AB16]" office:value-type="percentage" office:value="-0.120961535635261" calcext:value-type="percentage">
            <text:p>-12,1 %</text:p>
          </table:table-cell>
          <table:table-cell table:style-name="ce315" table:formula="of:=[$data.AC16]" office:value-type="float" office:value="14.016768886" calcext:value-type="float">
            <text:p>14,0</text:p>
          </table:table-cell>
        </table:table-row>
        <table:table-row table:style-name="ro4">
          <table:table-cell table:formula="of:=[$data.A17]" office:value-type="string" office:string-value="10 y storage: usage penalty variant 3" calcext:value-type="string">
            <text:p>10 y storage: usage penalty variant 3</text:p>
          </table:table-cell>
          <table:table-cell table:style-name="ce249" table:formula="of:=IF([$data.F17];[$data.E17];&quot;— &quot;)" office:value-type="float" office:value="10" calcext:value-type="float">
            <text:p>10</text:p>
          </table:table-cell>
          <table:table-cell table:style-name="ce255" table:formula="of:=IF([$data.F17];[$data.G17];&quot;— &quot;)" office:value-type="float" office:value="2000" calcext:value-type="float">
            <text:p>2000</text:p>
          </table:table-cell>
          <table:table-cell table:style-name="ce5" table:formula="of:=[$data.H17]" office:value-type="float" office:value="10" calcext:value-type="float">
            <text:p>10</text:p>
          </table:table-cell>
          <table:table-cell table:style-name="ce84" table:formula="of:=[$data.I17]" office:value-type="float" office:value="2" calcext:value-type="float">
            <text:p>2,00</text:p>
          </table:table-cell>
          <table:table-cell table:style-name="ce264" table:formula="of:=[$data.J17]" office:value-type="float" office:value="3" calcext:value-type="float">
            <text:p>3</text:p>
          </table:table-cell>
          <table:table-cell table:style-name="ce269" table:formula="of:=[$data.K17]" office:value-type="float" office:value="247.385260315362" calcext:value-type="float">
            <text:p>247,385</text:p>
          </table:table-cell>
          <table:table-cell table:style-name="ce274" table:formula="of:=[$data.L17]" office:value-type="float" office:value="260.967169229969" calcext:value-type="float">
            <text:p>260,967</text:p>
          </table:table-cell>
          <table:table-cell table:style-name="ce282" table:formula="of:=[$data.M17]" office:value-type="float" office:value="269.243720593372" calcext:value-type="float">
            <text:p>269,244</text:p>
          </table:table-cell>
          <table:table-cell table:style-name="ce127" table:formula="of:=[$data.N17]" office:value-type="float" office:value="217.268182429734" calcext:value-type="float">
            <text:p>217,3</text:p>
          </table:table-cell>
          <table:table-cell table:style-name="ce84" table:formula="of:=[$data.O17]" office:value-type="float" office:value="6.90391010421007" calcext:value-type="float">
            <text:p>6,90</text:p>
          </table:table-cell>
          <table:table-cell table:style-name="ce135" table:formula="of:=[$data.P17]" office:value-type="float" office:value="3348" calcext:value-type="float">
            <text:p>3 348</text:p>
          </table:table-cell>
          <table:table-cell table:style-name="ce289" table:formula="of:=[$data.Q17]" office:value-type="float" office:value="2457.91062041325" calcext:value-type="float">
            <text:p>2 457,9</text:p>
          </table:table-cell>
          <table:table-cell table:style-name="ce298" table:formula="of:=[$data.R17]" office:value-type="float" office:value="1335.25470564345" calcext:value-type="float">
            <text:p>1 335</text:p>
          </table:table-cell>
          <table:table-cell table:style-name="ce135" table:formula="of:=[$data.S17]" office:value-type="float" office:value="881.201625139645" calcext:value-type="float">
            <text:p>881</text:p>
          </table:table-cell>
          <table:table-cell table:style-name="ce135" table:formula="of:=[$data.T17]" office:value-type="float" office:value="1535.08380962598" calcext:value-type="float">
            <text:p>1 535</text:p>
          </table:table-cell>
          <table:table-cell table:style-name="ce303" table:formula="of:=[$data.U17]" office:value-type="float" office:value="1684.88475092086" calcext:value-type="float">
            <text:p>1 685</text:p>
          </table:table-cell>
          <table:table-cell table:style-name="ce310" table:formula="of:=[$data.AB17]" office:value-type="percentage" office:value="-0.849040182479963" calcext:value-type="percentage">
            <text:p>-84,9 %</text:p>
          </table:table-cell>
          <table:table-cell table:style-name="ce316" table:formula="of:=[$data.AC17]" office:value-type="float" office:value="6.614885271" calcext:value-type="float">
            <text:p>6,6</text:p>
          </table:table-cell>
        </table:table-row>
        <table:table-row table:style-name="ro4" table:number-rows-repeated="7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7">
      <number:number number:decimal-places="3" number:min-decimal-places="3" number:min-integer-digits="1"/>
      <number:text> %</number:text>
    </number:percentage-style>
    <number:percentage-style style:name="N116">
      <number:number number:decimal-places="1" number:min-decimal-places="1" number:min-integer-digits="1"/>
      <number:text> %</number:text>
    </number:percentage-style>
    <number:number-style style:name="N115">
      <number:number number:decimal-places="13" number:min-decimal-places="13" number:min-integer-digits="1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1">
      <number:number number:decimal-places="6" number:min-decimal-places="6" number:min-integer-digits="1" number:grouping="true"/>
    </number:number-style>
    <number:number-style style:name="N110">
      <number:number number:decimal-places="1" number:min-decimal-places="1" number:min-integer-digits="1" number:grouping="true"/>
    </number:number-style>
    <number:number-style style:name="N109">
      <number:number number:decimal-places="1" number:min-decimal-places="1"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Lato" fo:font-family="Lato" style:font-style-name="Normal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9T17:22:15.599738547</dc:date>
    <dc:creator>Pierre Haessig</dc:creator>
    <meta:editing-duration>PT6H5M33S</meta:editing-duration>
    <meta:editing-cycles>174</meta:editing-cycles>
    <meta:generator>LibreOffice/7.3.7.2$Linux_X86_64 LibreOffice_project/30$Build-2</meta:generator>
    <meta:document-statistic meta:table-count="2" meta:cell-count="731" meta:object-count="0"/>
  </office:meta>
</office:document-meta>
</file>